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WWNum1">
      <style:paragraph-properties fo:line-height="200%"/>
      <style:text-properties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in" fo:margin-right="0in" fo:line-height="200%" fo:text-indent="0in" style:auto-text-indent="fals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in" fo:margin-right="0in" fo:line-height="200%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">
      <style:paragraph-properties fo:margin-left="0in" fo:margin-right="0in" fo:line-height="200%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 style:list-style-name="">
      <style:paragraph-properties fo:margin-left="0in" fo:margin-right="0in" fo:line-height="200%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11" style:family="paragraph" style:parent-style-name="List_20_Paragraph" style:list-style-name="WWNum1" style:master-page-name="Standard">
      <style:paragraph-properties style:page-number="auto"/>
    </style:style>
    <style:style style:name="P12" style:family="paragraph" style:parent-style-name="List_20_Paragraph">
      <style:paragraph-properties fo:line-height="200%"/>
    </style:style>
    <style:style style:name="P13" style:family="paragraph" style:parent-style-name="List_20_Paragraph" style:list-style-name="WWNum1">
      <style:paragraph-properties fo:line-height="200%"/>
    </style:style>
    <style:style style:name="P14" style:family="paragraph" style:parent-style-name="List_20_Paragraph" style:list-style-name="WWNum1">
      <style:paragraph-properties fo:margin-left="0in" fo:margin-right="0in" fo:line-height="200%" fo:text-indent="0in" style:auto-text-indent="false"/>
    </style:style>
    <style:style style:name="P15" style:family="paragraph" style:parent-style-name="List_20_Paragraph" style:list-style-name="">
      <style:paragraph-properties fo:margin-left="0in" fo:margin-right="0in" fo:line-height="200%" fo:text-align="start" style:justify-single-word="false" fo:text-indent="0in" style:auto-text-indent="false" style:text-autospace="none"/>
    </style:style>
    <style:style style:name="P16" style:family="paragraph" style:parent-style-name="List_20_Paragraph" style:list-style-name="WWNum1">
      <style:paragraph-properties fo:margin-left="0in" fo:margin-right="0in" fo:line-height="200%" fo:text-align="start" style:justify-single-word="false" fo:text-indent="0in" style:auto-text-indent="false" style:text-autospace="none"/>
    </style:style>
    <style:style style:name="P17" style:family="paragraph" style:parent-style-name="List_20_Paragraph">
      <style:paragraph-properties fo:margin-left="0in" fo:margin-right="0in" fo:line-height="200%" fo:text-align="start" style:justify-single-word="false" fo:text-indent="0in" style:auto-text-indent="false" style:text-autospace="none"/>
    </style:style>
    <style:style style:name="P18" style:family="paragraph" style:parent-style-name="List_20_Paragraph" style:list-style-name="">
      <style:paragraph-properties fo:margin-left="0in" fo:margin-right="0in" fo:line-height="200%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tyle="italic" style:font-style-asian="italic" style:font-style-complex="italic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c0"/>
    </style:style>
    <style:style style:name="T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c0"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6a3e3e"/>
    </style:style>
    <style:style style:name="T12" style:family="text">
      <style:text-properties fo:color="#6a3e3e" style:text-underline-style="solid" style:text-underline-width="auto" style:text-underline-color="font-color"/>
    </style:style>
    <style:style style:name="T13" style:family="text">
      <style:text-properties fo:color="#2a00ff"/>
    </style:style>
    <style:style style:name="T14" style:family="text">
      <style:text-properties fo:color="#3f7f5f"/>
    </style:style>
    <style:style style:name="T15" style:family="text">
      <style:text-properties fo:color="#3f7f5f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61677045545133009" text:style-name="WWNum1">
        <text:list-item>
          <text:p text:style-name="P11">Write the class Date having attributes like day, month &amp; year. Add default &amp; parameterized constructors. Add getters &amp; setters. Add method to print the date. Add method to swap two dates.</text:p>
        </text:list-item>
      </text:list>
      <text:p text:style-name="List_20_Paragraph"/>
      <text:p text:style-name="List_20_Paragraph">Ans:-</text:p>
      <text:p text:style-name="List_20_Paragraph"/>
      <text:p text:style-name="P1"><text:span text:style-name="T1">package</text:span><text:span text:style-name="T2"> com.zensar;</text:span></text:p>
      <text:p text:style-name="P3"><text:span text:style-name="T1">import</text:span><text:span text:style-name="T2"> java.util.Scanner;</text:span></text:p>
      <text:p text:style-name="P3"/>
      <text:p text:style-name="P3"><text:span text:style-name="T1">public</text:span><text:span text:style-name="T2"> </text:span><text:span text:style-name="T1">class</text:span><text:span text:style-name="T2"> Date1 {</text:span></text:p>
      <text:p text:style-name="P7"><text:tab/></text:p>
      <text:p text:style-name="P3"><text:span text:style-name="T2"><text:s text:c="3"/></text:span><text:span text:style-name="T1">private</text:span><text:span text:style-name="T2"> </text:span><text:span text:style-name="T1">int</text:span><text:span text:style-name="T2"> <text:s/></text:span><text:span text:style-name="T7">date</text:span><text:span text:style-name="T2">,</text:span><text:span text:style-name="T7">month</text:span><text:span text:style-name="T2">,</text:span><text:span text:style-name="T7">year</text:span><text:span text:style-name="T2">;</text:span></text:p>
      <text:p text:style-name="P7"><text:s text:c="3"/></text:p>
      <text:p text:style-name="P9">// <text:s text:c="2"/><text:span text:style-name="T10">Parametrise</text:span> constructor..</text:p>
      <text:p text:style-name="P7"><text:s text:c="3"/></text:p>
      <text:p text:style-name="P9">// <text:s text:c="2"/>Date(<text:span text:style-name="T10">int</text:span> d,<text:span text:style-name="T10">int</text:span> m,<text:span text:style-name="T10">int</text:span> y)</text:p>
      <text:p text:style-name="P9">// <text:s text:c="2"/>{</text:p>
      <text:p text:style-name="P9">//<text:tab/> <text:s text:c="2"/>date=d;</text:p>
      <text:p text:style-name="P9">//<text:tab/> <text:s text:c="2"/>month=m;</text:p>
      <text:p text:style-name="P9">//<text:tab/> <text:s text:c="2"/>year=y;</text:p>
      <text:p text:style-name="P9">// <text:s text:c="2"/>}</text:p>
      <text:p text:style-name="P9">// </text:p>
      <text:p text:style-name="P7"><text:s text:c="3"/></text:p>
      <text:p text:style-name="P9">// <text:s text:c="2"/>Without <text:span text:style-name="T10">parameterised</text:span> constructor..</text:p>
      <text:p text:style-name="P7"><text:s text:c="3"/></text:p>
      <text:p text:style-name="P9">// <text:s text:c="2"/>Date()</text:p>
      <text:p text:style-name="P9">// <text:s text:c="2"/>{</text:p>
      <text:p text:style-name="P9">//<text:tab/> <text:s text:c="2"/>System.out.println("Please <text:span text:style-name="T10">inter</text:span> date");</text:p>
      <text:p text:style-name="P9">// <text:s text:c="2"/>}</text:p>
      <text:p text:style-name="P7"><text:s text:c="3"/></text:p>
      <text:p text:style-name="P7"><text:s text:c="3"/></text:p>
      <text:p text:style-name="P9">// <text:s/>setter function... <text:s/></text:p>
      <text:p text:style-name="P7"><text:tab/></text:p>
      <text:p text:style-name="P3"><text:span text:style-name="T2"><text:s text:c="2"/></text:span><text:span text:style-name="T1">public</text:span><text:span text:style-name="T2"> </text:span><text:span text:style-name="T1">void</text:span><text:span text:style-name="T2"> setDate(</text:span><text:span text:style-name="T1">int</text:span><text:span text:style-name="T2"> </text:span><text:span text:style-name="T11">d</text:span><text:span text:style-name="T2">,</text:span><text:span text:style-name="T1">int</text:span><text:span text:style-name="T2"> </text:span><text:span text:style-name="T11">m</text:span><text:span text:style-name="T2">,</text:span><text:span text:style-name="T1">int</text:span><text:span text:style-name="T2"> </text:span><text:span text:style-name="T11">y</text:span><text:span text:style-name="T2">)</text:span></text:p>
      <text:p text:style-name="P7"><text:s text:c="2"/>{</text:p>
      <text:p text:style-name="P3"><text:span text:style-name="T2"><text:tab/> <text:s/></text:span><text:span text:style-name="T7">date</text:span><text:span text:style-name="T2">=</text:span><text:span text:style-name="T11">d</text:span><text:span text:style-name="T2">;</text:span></text:p>
      <text:p text:style-name="P3"><text:span text:style-name="T2"><text:tab/> <text:s/></text:span><text:span text:style-name="T7">month</text:span><text:span text:style-name="T2">=</text:span><text:span text:style-name="T11">m</text:span><text:span text:style-name="T2">;</text:span></text:p>
      <text:p text:style-name="P3"><text:span text:style-name="T2"><text:tab/> <text:s/></text:span><text:span text:style-name="T7">year</text:span><text:span text:style-name="T2">=</text:span><text:span text:style-name="T11">y</text:span><text:span text:style-name="T2">;</text:span></text:p>
      <text:p text:style-name="P7"><text:s text:c="2"/>}</text:p>
      <text:p text:style-name="P7"><text:s text:c="2"/></text:p>
      <text:p text:style-name="P9">// <text:s/>getter function... <text:s/></text:p>
      <text:p text:style-name="P7"><text:s text:c="2"/></text:p>
      <text:p text:style-name="P3"><text:span text:style-name="T2"><text:s text:c="2"/></text:span><text:span text:style-name="T1">public</text:span><text:span text:style-name="T2"> String getDate()</text:span></text:p>
      <text:p text:style-name="P7"><text:s text:c="2"/>{</text:p>
      <text:p text:style-name="P3"><text:span text:style-name="T2"><text:tab/> String </text:span><text:span text:style-name="T11">s</text:span><text:span text:style-name="T2">=</text:span><text:span text:style-name="T7">date</text:span><text:span text:style-name="T2">+</text:span><text:span text:style-name="T13">"/"</text:span><text:span text:style-name="T2">+</text:span><text:span text:style-name="T7">month</text:span><text:span text:style-name="T2">+</text:span><text:span text:style-name="T13">"/"</text:span><text:span text:style-name="T2">+</text:span><text:span text:style-name="T7">year</text:span><text:span text:style-name="T2">;</text:span></text:p>
      <text:p text:style-name="P3"><text:span text:style-name="T2"><text:tab/> </text:span><text:span text:style-name="T1">return</text:span><text:span text:style-name="T2"> </text:span><text:span text:style-name="T11">s</text:span><text:span text:style-name="T2">;</text:span></text:p>
      <text:p text:style-name="P7"><text:tab/> <text:s/></text:p>
      <text:p text:style-name="P7"><text:s text:c="2"/>}</text:p>
      <text:p text:style-name="P7"><text:tab/></text:p>
      <text:p text:style-name="P3"/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1">args</text:span><text:span text:style-name="T2">)</text:span></text:p>
      <text:p text:style-name="P7"><text:tab/>{</text:p>
      <text:p text:style-name="P3"><text:span text:style-name="T2"><text:tab/><text:tab/>Scanner </text:span><text:span text:style-name="T12">sc</text:span><text:span text:style-name="T2">=</text:span><text:span text:style-name="T1">new</text:span><text:span text:style-name="T2"> Scanner(System.</text:span><text:span text:style-name="T8">in</text:span><text:span text:style-name="T2">);</text:span></text:p>
      <text:p text:style-name="P3"><text:span text:style-name="T2"><text:tab/><text:tab/>System.</text:span><text:span text:style-name="T8">out</text:span><text:span text:style-name="T2">.println(</text:span><text:span text:style-name="T13">"Enter the date like day/month/year :- "</text:span><text:span text:style-name="T2">);<text:tab/><text:tab/></text:span></text:p>
      <text:p text:style-name="P3"><text:span text:style-name="T2"><text:tab/><text:tab/></text:span><text:span text:style-name="T1">int</text:span><text:span text:style-name="T2"> </text:span><text:span text:style-name="T11">d</text:span><text:span text:style-name="T2">=</text:span><text:span text:style-name="T11">sc</text:span><text:span text:style-name="T2">.nextInt();</text:span></text:p>
      <text:p text:style-name="P3"><text:span text:style-name="T2"><text:tab/><text:tab/></text:span><text:span text:style-name="T1">int</text:span><text:span text:style-name="T2"> </text:span><text:span text:style-name="T11">m</text:span><text:span text:style-name="T2">=</text:span><text:span text:style-name="T11">sc</text:span><text:span text:style-name="T2">.nextInt();</text:span></text:p>
      <text:p text:style-name="P3"><text:soft-page-break/><text:span text:style-name="T2"><text:tab/><text:tab/></text:span><text:span text:style-name="T1">int</text:span><text:span text:style-name="T2"> </text:span><text:span text:style-name="T11">y</text:span><text:span text:style-name="T2">=</text:span><text:span text:style-name="T11">sc</text:span><text:span text:style-name="T2">.nextInt();</text:span></text:p>
      <text:p text:style-name="P3"><text:span text:style-name="T2"><text:tab/><text:tab/>Date1 </text:span><text:span text:style-name="T11">dt</text:span><text:span text:style-name="T2">=</text:span><text:span text:style-name="T1">new</text:span><text:span text:style-name="T2"> Date1();</text:span></text:p>
      <text:p text:style-name="P3"><text:span text:style-name="T2"><text:tab/><text:tab/></text:span><text:span text:style-name="T11">dt</text:span><text:span text:style-name="T2">.setDate(</text:span><text:span text:style-name="T11">d</text:span><text:span text:style-name="T2">,</text:span><text:span text:style-name="T11">m</text:span><text:span text:style-name="T2">,</text:span><text:span text:style-name="T11">y</text:span><text:span text:style-name="T2">);</text:span></text:p>
      <text:p text:style-name="P3"><text:span text:style-name="T2"><text:tab/><text:tab/>System.</text:span><text:span text:style-name="T8">out</text:span><text:span text:style-name="T2">.println(</text:span><text:span text:style-name="T11">dt</text:span><text:span text:style-name="T2">.getDate());</text:span></text:p>
      <text:p text:style-name="P3"/>
      <text:p text:style-name="P7"><text:tab/>}</text:p>
      <text:p text:style-name="P3"/>
      <text:p text:style-name="P7">}</text:p>
      <text:p text:style-name="P7"/>
      <text:p text:style-name="P3"><text:span text:style-name="T2"><text:s text:c="6"/></text:span></text:p>
      <text:p text:style-name="P3"><text:span text:style-name="T4">// this is for swaping the Date...</text:span></text:p>
      <text:p text:style-name="P3"><text:span text:style-name="T4"/></text:p>
      <text:p text:style-name="P3"><text:span text:style-name="T1">package</text:span><text:span text:style-name="T2"> com.zensar;</text:span></text:p>
      <text:p text:style-name="P3"><text:span text:style-name="T1">import</text:span><text:span text:style-name="T2"> java.util.Scanner;</text:span></text:p>
      <text:p text:style-name="P3"/>
      <text:p text:style-name="P3"><text:span text:style-name="T1">public</text:span><text:span text:style-name="T2"> </text:span><text:span text:style-name="T1">class</text:span><text:span text:style-name="T2"> Date2 {</text:span></text:p>
      <text:p text:style-name="P7"><text:tab/></text:p>
      <text:p text:style-name="P3"><text:span text:style-name="T2"><text:tab/></text:span><text:span text:style-name="T1">int</text:span><text:span text:style-name="T2"> </text:span><text:span text:style-name="T7">date</text:span><text:span text:style-name="T2">,</text:span><text:span text:style-name="T7">month</text:span><text:span text:style-name="T2">,</text:span><text:span text:style-name="T7">year</text:span><text:span text:style-name="T2">;</text:span></text:p>
      <text:p text:style-name="P3"><text:span text:style-name="T2"><text:s text:c="4"/></text:span><text:span text:style-name="T1">public</text:span><text:span text:style-name="T2"> Date2(</text:span><text:span text:style-name="T1">int</text:span><text:span text:style-name="T2"> </text:span><text:span text:style-name="T11">date</text:span><text:span text:style-name="T2">, </text:span><text:span text:style-name="T1">int</text:span><text:span text:style-name="T2"> </text:span><text:span text:style-name="T11">month</text:span><text:span text:style-name="T2">, </text:span><text:span text:style-name="T1">int</text:span><text:span text:style-name="T2"> </text:span><text:span text:style-name="T11">year</text:span><text:span text:style-name="T2">) {</text:span></text:p>
      <text:p text:style-name="P3"><text:span text:style-name="T2"><text:s text:c="8"/></text:span><text:span text:style-name="T1">this</text:span><text:span text:style-name="T2">.</text:span><text:span text:style-name="T7">date</text:span><text:span text:style-name="T2">= </text:span><text:span text:style-name="T11">date</text:span><text:span text:style-name="T2">;</text:span></text:p>
      <text:p text:style-name="P3"><text:span text:style-name="T2"><text:s text:c="8"/></text:span><text:span text:style-name="T1">this</text:span><text:span text:style-name="T2">.</text:span><text:span text:style-name="T7">month</text:span><text:span text:style-name="T2"> = </text:span><text:span text:style-name="T11">month</text:span><text:span text:style-name="T2">;</text:span></text:p>
      <text:p text:style-name="P3"><text:span text:style-name="T2"><text:s text:c="8"/></text:span><text:span text:style-name="T1">this</text:span><text:span text:style-name="T2">.</text:span><text:span text:style-name="T7">year</text:span><text:span text:style-name="T2"> = </text:span><text:span text:style-name="T11">year</text:span><text:span text:style-name="T2">;</text:span></text:p>
      <text:p text:style-name="P7"><text:s text:c="4"/>}</text:p>
      <text:p text:style-name="P3"/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1">args</text:span><text:span text:style-name="T2">)</text:span></text:p>
      <text:p text:style-name="P7"><text:tab/>{</text:p>
      <text:p text:style-name="P3"><text:span text:style-name="T2"><text:tab/><text:tab/>Scanner </text:span><text:span text:style-name="T12">sc</text:span><text:span text:style-name="T2">=</text:span><text:span text:style-name="T1">new</text:span><text:span text:style-name="T2"> Scanner(System.</text:span><text:span text:style-name="T8">in</text:span><text:span text:style-name="T2">);</text:span></text:p>
      <text:p text:style-name="P7"><text:tab/><text:tab/></text:p>
      <text:p text:style-name="P3"><text:span text:style-name="T2"><text:tab/><text:tab/>Date2 </text:span><text:span text:style-name="T11">dt</text:span><text:span text:style-name="T2">[] = </text:span><text:span text:style-name="T1">new</text:span><text:span text:style-name="T2"> Date2[2];</text:span></text:p>
      <text:p text:style-name="P3"><text:span text:style-name="T2"><text:tab/><text:tab/>System.</text:span><text:span text:style-name="T8">out</text:span><text:span text:style-name="T2">.println(</text:span><text:span text:style-name="T13">"Please enter the Date in form of date/month/year:\n"</text:span><text:span text:style-name="T2">);</text:span></text:p>
      <text:p text:style-name="P3"><text:span text:style-name="T2"><text:s text:c="8"/></text:span><text:span text:style-name="T11">dt</text:span><text:span text:style-name="T2">[0] = </text:span><text:span text:style-name="T1">new</text:span><text:span text:style-name="T2"> Date2(</text:span><text:span text:style-name="T11">sc</text:span><text:span text:style-name="T2">.nextInt(),</text:span><text:span text:style-name="T11">sc</text:span><text:span text:style-name="T2">.nextInt(),</text:span><text:span text:style-name="T11">sc</text:span><text:span text:style-name="T2">.nextInt());</text:span></text:p>
      <text:p text:style-name="P3"><text:span text:style-name="T2"><text:s text:c="8"/></text:span><text:span text:style-name="T11">dt</text:span><text:span text:style-name="T2">[1] = </text:span><text:span text:style-name="T1">new</text:span><text:span text:style-name="T2"> Date2(</text:span><text:span text:style-name="T11">sc</text:span><text:span text:style-name="T2">.nextInt(),</text:span><text:span text:style-name="T11">sc</text:span><text:span text:style-name="T2">.nextInt(),</text:span><text:span text:style-name="T11">sc</text:span><text:span text:style-name="T2">.nextInt());</text:span></text:p>
      <text:p text:style-name="P3"/>
      <text:p text:style-name="P3"><text:span text:style-name="T2"><text:s text:c="8"/>System.</text:span><text:span text:style-name="T8">out</text:span><text:span text:style-name="T2">.println(</text:span><text:span text:style-name="T13">"Before: "</text:span><text:span text:style-name="T2">+</text:span><text:span text:style-name="T11">dt</text:span><text:span text:style-name="T2">[0].</text:span><text:span text:style-name="T7">date</text:span><text:span text:style-name="T2">+</text:span><text:span text:style-name="T13">"/"</text:span><text:span text:style-name="T2">+</text:span><text:span text:style-name="T11">dt</text:span><text:span text:style-name="T2">[0].</text:span><text:span text:style-name="T7">month</text:span><text:span text:style-name="T2">+</text:span><text:span text:style-name="T13">"/"</text:span><text:span text:style-name="T2">+</text:span><text:span text:style-name="T11">dt</text:span><text:span text:style-name="T2">[0].</text:span><text:span text:style-name="T7">year</text:span><text:span text:style-name="T2">+ </text:span><text:span text:style-name="T13">" "</text:span></text:p>
      <text:p text:style-name="P3"><text:span text:style-name="T2"><text:s text:c="8"/><text:tab/><text:tab/>+ </text:span><text:span text:style-name="T13">" "</text:span><text:span text:style-name="T2">+</text:span><text:span text:style-name="T11">dt</text:span><text:span text:style-name="T2">[1].</text:span><text:span text:style-name="T7">date</text:span><text:span text:style-name="T2">+</text:span><text:span text:style-name="T13">"/"</text:span><text:span text:style-name="T2">+</text:span><text:span text:style-name="T11">dt</text:span><text:span text:style-name="T2">[1].</text:span><text:span text:style-name="T7">month</text:span><text:span text:style-name="T2">+</text:span><text:span text:style-name="T13">"/"</text:span><text:span text:style-name="T2">+</text:span><text:span text:style-name="T11">dt</text:span><text:span text:style-name="T2">[1].</text:span><text:span text:style-name="T7">year</text:span><text:span text:style-name="T2">);</text:span></text:p>
      <text:p text:style-name="P3"><text:span text:style-name="T2"><text:s text:c="8"/></text:span><text:span text:style-name="T11">dt</text:span><text:span text:style-name="T2">=</text:span><text:span text:style-name="T3">swap</text:span><text:span text:style-name="T2">(</text:span><text:span text:style-name="T11">dt</text:span><text:span text:style-name="T2">);</text:span></text:p>
      <text:p text:style-name="P3"><text:span text:style-name="T2"><text:s text:c="8"/>System.</text:span><text:span text:style-name="T8">out</text:span><text:span text:style-name="T2">.println(</text:span><text:span text:style-name="T13">"After: "</text:span><text:span text:style-name="T2">+</text:span><text:span text:style-name="T11">dt</text:span><text:span text:style-name="T2">[0].</text:span><text:span text:style-name="T7">date</text:span><text:span text:style-name="T2">+</text:span><text:span text:style-name="T13">"/"</text:span><text:span text:style-name="T2">+</text:span><text:span text:style-name="T11">dt</text:span><text:span text:style-name="T2">[0].</text:span><text:span text:style-name="T7">month</text:span><text:span text:style-name="T2">+</text:span><text:span text:style-name="T13">"/"</text:span><text:span text:style-name="T2">+</text:span><text:span text:style-name="T11">dt</text:span><text:span text:style-name="T2">[0].</text:span><text:span text:style-name="T7">year</text:span><text:span text:style-name="T2">+ </text:span><text:span text:style-name="T13">" "</text:span></text:p>
      <text:p text:style-name="P3"><text:span text:style-name="T2"><text:s text:c="8"/><text:tab/><text:tab/>+ </text:span><text:span text:style-name="T13">" "</text:span><text:span text:style-name="T2">+</text:span><text:span text:style-name="T11">dt</text:span><text:span text:style-name="T2">[1].</text:span><text:span text:style-name="T7">date</text:span><text:span text:style-name="T2">+</text:span><text:span text:style-name="T13">"/"</text:span><text:span text:style-name="T2">+</text:span><text:span text:style-name="T11">dt</text:span><text:span text:style-name="T2">[1].</text:span><text:span text:style-name="T7">month</text:span><text:span text:style-name="T2">+</text:span><text:span text:style-name="T13">"/"</text:span><text:span text:style-name="T2">+</text:span><text:span text:style-name="T11">dt</text:span><text:span text:style-name="T2">[1].</text:span><text:span text:style-name="T7">year</text:span><text:span text:style-name="T2">);</text:span></text:p>
      <text:p text:style-name="P7"><text:s text:c="3"/>}</text:p>
      <text:p text:style-name="P3"><text:span text:style-name="T2"><text:s text:c="5"/></text:span><text:span text:style-name="T1">public</text:span><text:span text:style-name="T2"> </text:span><text:span text:style-name="T1">static</text:span><text:span text:style-name="T2"> Date2[] swap (Date2 </text:span><text:span text:style-name="T11">dArr</text:span><text:span text:style-name="T2">[]){</text:span></text:p>
      <text:p text:style-name="P3"><text:span text:style-name="T2"><text:s text:c="5"/>Date2 </text:span><text:span text:style-name="T11">temp</text:span><text:span text:style-name="T2"> ;</text:span></text:p>
      <text:p text:style-name="P3"><text:span text:style-name="T2"><text:s text:c="5"/></text:span><text:span text:style-name="T11">temp</text:span><text:span text:style-name="T2"> = </text:span><text:span text:style-name="T11">dArr</text:span><text:span text:style-name="T2">[0];</text:span></text:p>
      <text:p text:style-name="P3"><text:span text:style-name="T2"><text:s text:c="5"/></text:span><text:span text:style-name="T11">dArr</text:span><text:span text:style-name="T2">[0] <text:s text:c="2"/>= <text:s/></text:span><text:span text:style-name="T11">dArr</text:span><text:span text:style-name="T2">[1];</text:span></text:p>
      <text:p text:style-name="P3"><text:span text:style-name="T2"><text:s text:c="5"/></text:span><text:span text:style-name="T11">dArr</text:span><text:span text:style-name="T2">[1] <text:s/>= <text:s text:c="2"/></text:span><text:span text:style-name="T11">temp</text:span><text:span text:style-name="T2">;</text:span></text:p>
      <text:p text:style-name="P3"><text:span text:style-name="T2"><text:s text:c="5"/></text:span><text:span text:style-name="T1">return</text:span><text:span text:style-name="T2"> </text:span><text:span text:style-name="T11">dArr</text:span><text:span text:style-name="T2">;</text:span></text:p>
      <text:p text:style-name="P7">}</text:p>
      <text:p text:style-name="P3"/>
      <text:p text:style-name="P7">}</text:p>
      <text:p text:style-name="P7"/>
      <text:p text:style-name="P7"/>
      <text:p text:style-name="P3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list xml:id="list38326513" text:continue-numbering="true" text:style-name="WWNum1">
        <text:list-item>
          <text:p text:style-name="P13">Write a class ComplexNumber having attributes real &amp; imaginary. Add functions like add, subtract, multiply &amp; swap</text:p>
          <text:p text:style-name="P13">Ans:-</text:p>
          <text:p text:style-name="P13"/>
          <text:p text:style-name="P2"><text:span text:style-name="T1">package</text:span><text:span text:style-name="T2"> com.zensar;</text:span></text:p>
        </text:list-item>
      </text:list>
      <text:p text:style-name="P3"/>
      <text:p text:style-name="P3"><text:span text:style-name="T1">public</text:span><text:span text:style-name="T2"> </text:span><text:span text:style-name="T1">class</text:span><text:span text:style-name="T2"> ComplexNumber {</text:span></text:p>
      <text:p text:style-name="P7"><text:tab/></text:p>
      <text:p text:style-name="P3"><text:span text:style-name="T2"><text:tab/></text:span><text:span text:style-name="T1">int</text:span><text:span text:style-name="T2"> </text:span><text:span text:style-name="T7">real</text:span><text:span text:style-name="T2">,</text:span><text:span text:style-name="T7">image</text:span><text:span text:style-name="T2">;</text:span></text:p>
      <text:p text:style-name="P7"><text:tab/></text:p>
      <text:p text:style-name="P3"><text:span text:style-name="T2"><text:tab/>ComplexNumber(</text:span><text:span text:style-name="T1">int</text:span><text:span text:style-name="T2"> </text:span><text:span text:style-name="T11">real</text:span><text:span text:style-name="T2">,</text:span><text:span text:style-name="T1">int</text:span><text:span text:style-name="T2"> </text:span><text:span text:style-name="T11">image</text:span><text:span text:style-name="T2">)</text:span></text:p>
      <text:p text:style-name="P7"><text:tab/>{</text:p>
      <text:p text:style-name="P3"><text:span text:style-name="T2"><text:tab/><text:tab/></text:span><text:span text:style-name="T1">this</text:span><text:span text:style-name="T2">.</text:span><text:span text:style-name="T7">real</text:span><text:span text:style-name="T2">=</text:span><text:span text:style-name="T11">real</text:span><text:span text:style-name="T2">;</text:span></text:p>
      <text:p text:style-name="P3"><text:span text:style-name="T2"><text:tab/><text:tab/></text:span><text:span text:style-name="T1">this</text:span><text:span text:style-name="T2">.</text:span><text:span text:style-name="T7">image</text:span><text:span text:style-name="T2">=</text:span><text:span text:style-name="T11">image</text:span><text:span text:style-name="T2">;</text:span></text:p>
      <text:p text:style-name="P7"><text:tab/>}</text:p>
      <text:p text:style-name="P7"><text:tab/></text:p>
      <text:p text:style-name="P3"><text:span text:style-name="T2"><text:tab/></text:span><text:span text:style-name="T1">public</text:span><text:span text:style-name="T2"> </text:span><text:span text:style-name="T1">static</text:span><text:span text:style-name="T2"> ComplexNumber addComplexNumber( ComplexNumber </text:span><text:span text:style-name="T11">num1</text:span><text:span text:style-name="T2">, ComplexNumber <text:s/></text:span><text:span text:style-name="T11">num2</text:span><text:span text:style-name="T2">)</text:span></text:p>
      <text:p text:style-name="P7"><text:tab/>{</text:p>
      <text:p text:style-name="P3"><text:span text:style-name="T2"><text:tab/><text:tab/> ComplexNumber </text:span><text:span text:style-name="T11">temp</text:span><text:span text:style-name="T2">=</text:span><text:span text:style-name="T1">new</text:span><text:span text:style-name="T2"> <text:s/>ComplexNumber (0,0);<text:tab/></text:span></text:p>
      <text:p text:style-name="P7"><text:tab/><text:tab/> </text:p>
      <text:p text:style-name="P3"><text:span text:style-name="T2"><text:tab/><text:tab/> </text:span><text:span text:style-name="T11">temp</text:span><text:span text:style-name="T2">.</text:span><text:span text:style-name="T7">real</text:span><text:span text:style-name="T2">=</text:span><text:span text:style-name="T11">num1</text:span><text:span text:style-name="T2">.</text:span><text:span text:style-name="T7">real</text:span><text:span text:style-name="T2">+</text:span><text:span text:style-name="T11">num2</text:span><text:span text:style-name="T2">.</text:span><text:span text:style-name="T7">real</text:span><text:span text:style-name="T2">;</text:span></text:p>
      <text:p text:style-name="P3"><text:span text:style-name="T2"><text:tab/><text:tab/> </text:span><text:span text:style-name="T11">temp</text:span><text:span text:style-name="T2">.</text:span><text:span text:style-name="T7">image</text:span><text:span text:style-name="T2">=</text:span><text:span text:style-name="T11">num1</text:span><text:span text:style-name="T2">.</text:span><text:span text:style-name="T7">image</text:span><text:span text:style-name="T2">+</text:span><text:span text:style-name="T11">num2</text:span><text:span text:style-name="T2">.</text:span><text:span text:style-name="T7">image</text:span><text:span text:style-name="T2">;</text:span></text:p>
      <text:p text:style-name="P7"><text:tab/><text:tab/> </text:p>
      <text:p text:style-name="P3"><text:span text:style-name="T2"><text:tab/><text:tab/> </text:span><text:span text:style-name="T1">return</text:span><text:span text:style-name="T2"> </text:span><text:span text:style-name="T11">temp</text:span><text:span text:style-name="T2">;</text:span></text:p>
      <text:p text:style-name="P7"><text:tab/>}</text:p>
      <text:p text:style-name="P7"><text:tab/></text:p>
      <text:p text:style-name="P3"><text:span text:style-name="T2"><text:tab/></text:span><text:span text:style-name="T1">public</text:span><text:span text:style-name="T2"> </text:span><text:span text:style-name="T1">static</text:span><text:span text:style-name="T2"> ComplexNumber subComplexNumber( ComplexNumber </text:span><text:span text:style-name="T11">num1</text:span><text:span text:style-name="T2">, ComplexNumber <text:s/></text:span><text:span text:style-name="T11">num2</text:span><text:span text:style-name="T2">)</text:span></text:p>
      <text:p text:style-name="P7"><text:tab/>{</text:p>
      <text:p text:style-name="P3"><text:span text:style-name="T2"><text:tab/><text:tab/> ComplexNumber </text:span><text:span text:style-name="T11">temp</text:span><text:span text:style-name="T2">=</text:span><text:span text:style-name="T1">new</text:span><text:span text:style-name="T2"> <text:s/>ComplexNumber (0,0);<text:tab/></text:span></text:p>
      <text:p text:style-name="P7"><text:tab/><text:tab/> </text:p>
      <text:p text:style-name="P3"><text:span text:style-name="T2"><text:tab/><text:tab/> </text:span><text:span text:style-name="T11">temp</text:span><text:span text:style-name="T2">.</text:span><text:span text:style-name="T7">real</text:span><text:span text:style-name="T2">=</text:span><text:span text:style-name="T11">num1</text:span><text:span text:style-name="T2">.</text:span><text:span text:style-name="T7">real</text:span><text:span text:style-name="T2">-</text:span><text:span text:style-name="T11">num2</text:span><text:span text:style-name="T2">.</text:span><text:span text:style-name="T7">real</text:span><text:span text:style-name="T2">;</text:span></text:p>
      <text:p text:style-name="P3"><text:span text:style-name="T2"><text:tab/><text:tab/> </text:span><text:span text:style-name="T11">temp</text:span><text:span text:style-name="T2">.</text:span><text:span text:style-name="T7">image</text:span><text:span text:style-name="T2">=</text:span><text:span text:style-name="T11">num1</text:span><text:span text:style-name="T2">.</text:span><text:span text:style-name="T7">image</text:span><text:span text:style-name="T2">-</text:span><text:span text:style-name="T11">num2</text:span><text:span text:style-name="T2">.</text:span><text:span text:style-name="T7">image</text:span><text:span text:style-name="T2">;</text:span></text:p>
      <text:p text:style-name="P7"><text:tab/><text:tab/> </text:p>
      <text:p text:style-name="P3"><text:span text:style-name="T2"><text:tab/><text:tab/> </text:span><text:span text:style-name="T1">return</text:span><text:span text:style-name="T2"> </text:span><text:span text:style-name="T11">temp</text:span><text:span text:style-name="T2">;</text:span></text:p>
      <text:p text:style-name="P7"><text:tab/>}</text:p>
      <text:p text:style-name="P7"><text:tab/></text:p>
      <text:p text:style-name="P3"><text:span text:style-name="T2"><text:tab/></text:span><text:span text:style-name="T1">public</text:span><text:span text:style-name="T2"> </text:span><text:span text:style-name="T1">static</text:span><text:span text:style-name="T2"> String mulComplexNumber( ComplexNumber </text:span><text:span text:style-name="T11">num1</text:span><text:span text:style-name="T2">, ComplexNumber <text:s/></text:span><text:span text:style-name="T11">num2</text:span><text:span text:style-name="T2">)</text:span></text:p>
      <text:p text:style-name="P7"><text:tab/>{</text:p>
      <text:p text:style-name="P7"><text:tab/><text:tab/> </text:p>
      <text:p text:style-name="P3"><text:span text:style-name="T2"><text:tab/><text:tab/> </text:span><text:span text:style-name="T1">return</text:span><text:span text:style-name="T2"> (</text:span><text:span text:style-name="T11">num1</text:span><text:span text:style-name="T2">.</text:span><text:span text:style-name="T7">real</text:span><text:span text:style-name="T2"> * </text:span><text:span text:style-name="T11">num2</text:span><text:span text:style-name="T2">.</text:span><text:span text:style-name="T7">real</text:span><text:span text:style-name="T2"> - </text:span><text:span text:style-name="T11">num1</text:span><text:span text:style-name="T2">.</text:span><text:span text:style-name="T7">image</text:span><text:span text:style-name="T2"> * </text:span><text:span text:style-name="T11">num2</text:span><text:span text:style-name="T2">.</text:span><text:span text:style-name="T7">image</text:span><text:span text:style-name="T2">) + </text:span><text:span text:style-name="T13">"+"</text:span><text:span text:style-name="T2"> +</text:span></text:p>
      <text:p text:style-name="P3"><text:span text:style-name="T2"><text:s text:c="9"/>(</text:span><text:span text:style-name="T11">num1</text:span><text:span text:style-name="T2">.</text:span><text:span text:style-name="T7">real</text:span><text:span text:style-name="T2"> * </text:span><text:span text:style-name="T11">num2</text:span><text:span text:style-name="T2">.</text:span><text:span text:style-name="T7">image</text:span><text:span text:style-name="T2"> + </text:span><text:span text:style-name="T11">num1</text:span><text:span text:style-name="T2">.</text:span><text:span text:style-name="T7">image</text:span><text:span text:style-name="T2"> * </text:span><text:span text:style-name="T11">num2</text:span><text:span text:style-name="T2">.</text:span><text:span text:style-name="T7">real</text:span><text:span text:style-name="T2">) + </text:span><text:span text:style-name="T13">"i"</text:span><text:span text:style-name="T2">;</text:span></text:p>
      <text:p text:style-name="P7"><text:tab/><text:tab/> </text:p>
      <text:p text:style-name="P7"><text:tab/>}</text:p>
      <text:p text:style-name="P7"><text:tab/></text:p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swapComplexNumber( ComplexNumber </text:span><text:span text:style-name="T11">num1</text:span><text:span text:style-name="T2">, ComplexNumber <text:s/></text:span><text:span text:style-name="T11">num2</text:span><text:span text:style-name="T2">)</text:span></text:p>
      <text:p text:style-name="P7"><text:tab/>{</text:p>
      <text:p text:style-name="P3"><text:span text:style-name="T2"><text:tab/><text:tab/> ComplexNumber </text:span><text:span text:style-name="T11">temp</text:span><text:span text:style-name="T2">=</text:span><text:span text:style-name="T1">new</text:span><text:span text:style-name="T2"> <text:s/>ComplexNumber (0,0);<text:tab/></text:span></text:p>
      <text:p text:style-name="P7"><text:soft-page-break/><text:tab/><text:tab/> </text:p>
      <text:p text:style-name="P3"><text:span text:style-name="T2"><text:tab/><text:tab/> </text:span><text:span text:style-name="T11">temp</text:span><text:span text:style-name="T2">.</text:span><text:span text:style-name="T7">real</text:span><text:span text:style-name="T2">=</text:span><text:span text:style-name="T11">num1</text:span><text:span text:style-name="T2">.</text:span><text:span text:style-name="T7">real</text:span><text:span text:style-name="T2">;</text:span></text:p>
      <text:p text:style-name="P3"><text:span text:style-name="T2"><text:tab/><text:tab/> </text:span><text:span text:style-name="T11">temp</text:span><text:span text:style-name="T2">.</text:span><text:span text:style-name="T7">image</text:span><text:span text:style-name="T2">=</text:span><text:span text:style-name="T11">num1</text:span><text:span text:style-name="T2">.</text:span><text:span text:style-name="T7">image</text:span><text:span text:style-name="T2">;</text:span></text:p>
      <text:p text:style-name="P7"><text:tab/><text:tab/> </text:p>
      <text:p text:style-name="P3"><text:span text:style-name="T2"><text:tab/><text:tab/> </text:span><text:span text:style-name="T11">num1</text:span><text:span text:style-name="T2">.</text:span><text:span text:style-name="T7">real</text:span><text:span text:style-name="T2">=</text:span><text:span text:style-name="T11">num2</text:span><text:span text:style-name="T2">.</text:span><text:span text:style-name="T7">real</text:span><text:span text:style-name="T2">;</text:span></text:p>
      <text:p text:style-name="P3"><text:span text:style-name="T2"><text:tab/><text:tab/> </text:span><text:span text:style-name="T11">num1</text:span><text:span text:style-name="T2">.</text:span><text:span text:style-name="T7">image</text:span><text:span text:style-name="T2">=</text:span><text:span text:style-name="T11">num2</text:span><text:span text:style-name="T2">.</text:span><text:span text:style-name="T7">image</text:span><text:span text:style-name="T2">;</text:span></text:p>
      <text:p text:style-name="P7"><text:tab/><text:tab/> </text:p>
      <text:p text:style-name="P3"><text:span text:style-name="T2"><text:tab/><text:tab/> </text:span><text:span text:style-name="T11">num2</text:span><text:span text:style-name="T2">.</text:span><text:span text:style-name="T7">real</text:span><text:span text:style-name="T2">=</text:span><text:span text:style-name="T11">temp</text:span><text:span text:style-name="T2">.</text:span><text:span text:style-name="T7">real</text:span><text:span text:style-name="T2">;</text:span></text:p>
      <text:p text:style-name="P3"><text:span text:style-name="T2"><text:tab/><text:tab/> </text:span><text:span text:style-name="T11">num2</text:span><text:span text:style-name="T2">.</text:span><text:span text:style-name="T7">image</text:span><text:span text:style-name="T2">=</text:span><text:span text:style-name="T11">temp</text:span><text:span text:style-name="T2">.</text:span><text:span text:style-name="T7">image</text:span><text:span text:style-name="T2">;</text:span></text:p>
      <text:p text:style-name="P7"><text:tab/><text:tab/> </text:p>
      <text:p text:style-name="P3"><text:span text:style-name="T2"><text:tab/><text:tab/> System.</text:span><text:span text:style-name="T8">out</text:span><text:span text:style-name="T2">.println();</text:span></text:p>
      <text:p text:style-name="P3"><text:span text:style-name="T2"><text:tab/><text:tab/> System.</text:span><text:span text:style-name="T8">out</text:span><text:span text:style-name="T2">.println(</text:span><text:span text:style-name="T13">"After swaping First Complex Number is: "</text:span><text:span text:style-name="T2">+</text:span><text:span text:style-name="T11">num1</text:span><text:span text:style-name="T2">.</text:span><text:span text:style-name="T7">real</text:span><text:span text:style-name="T2"> + </text:span><text:span text:style-name="T13">" <text:s text:c="3"/>+i"</text:span><text:span text:style-name="T2"> + </text:span><text:span text:style-name="T11">num1</text:span><text:span text:style-name="T2">.</text:span><text:span text:style-name="T7">image</text:span><text:span text:style-name="T2">);</text:span></text:p>
      <text:p text:style-name="P3"><text:span text:style-name="T2"><text:tab/><text:tab/> System.</text:span><text:span text:style-name="T8">out</text:span><text:span text:style-name="T2">.println(</text:span><text:span text:style-name="T13">"After swaping First Complex Number is: "</text:span><text:span text:style-name="T2">+</text:span><text:span text:style-name="T11">num2</text:span><text:span text:style-name="T2">.</text:span><text:span text:style-name="T7">real</text:span><text:span text:style-name="T2"> + </text:span><text:span text:style-name="T13">" +i"</text:span><text:span text:style-name="T2"> + </text:span><text:span text:style-name="T11">num2</text:span><text:span text:style-name="T2">.</text:span><text:span text:style-name="T7">image</text:span><text:span text:style-name="T2">);</text:span></text:p>
      <text:p text:style-name="P7"><text:tab/><text:tab/></text:p>
      <text:p text:style-name="P7"><text:tab/>}</text:p>
      <text:p text:style-name="P7"><text:tab/></text:p>
      <text:p text:style-name="P7"><text:tab/></text:p>
      <text:p text:style-name="P7"><text:tab/></text:p>
      <text:p text:style-name="P3"><text:span text:style-name="T2"><text:tab/> <text:s text:c="3"/></text:span><text:span text:style-name="T1">public</text:span><text:span text:style-name="T2"> </text:span><text:span text:style-name="T1">void</text:span><text:span text:style-name="T2"> showC()</text:span></text:p>
      <text:p text:style-name="P7"><text:tab/> <text:s text:c="3"/>{</text:p>
      <text:p text:style-name="P3"><text:span text:style-name="T2"><text:tab/> <text:s text:c="7"/>System.</text:span><text:span text:style-name="T8">out</text:span><text:span text:style-name="T2">.print(</text:span><text:span text:style-name="T1">this</text:span><text:span text:style-name="T2">.</text:span><text:span text:style-name="T7">real</text:span><text:span text:style-name="T2"> + </text:span><text:span text:style-name="T13">" +i"</text:span><text:span text:style-name="T2"> + </text:span><text:span text:style-name="T1">this</text:span><text:span text:style-name="T2">.</text:span><text:span text:style-name="T7">image</text:span><text:span text:style-name="T2">);</text:span></text:p>
      <text:p text:style-name="P7"><text:tab/> <text:s text:c="3"/>}</text:p>
      <text:p text:style-name="P3"/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1">args</text:span><text:span text:style-name="T2">)</text:span></text:p>
      <text:p text:style-name="P7"><text:tab/>{</text:p>
      <text:p text:style-name="P3"><text:span text:style-name="T2"><text:tab/><text:tab/> <text:s text:c="3"/>ComplexNumber </text:span><text:span text:style-name="T11">c1</text:span><text:span text:style-name="T2"> = </text:span><text:span text:style-name="T1">new</text:span><text:span text:style-name="T2"> ComplexNumber(4, 5);</text:span></text:p>
      <text:p text:style-name="P3"><text:span text:style-name="T2"><text:tab/> <text:s text:c="7"/>ComplexNumber </text:span><text:span text:style-name="T11">c2</text:span><text:span text:style-name="T2"> = </text:span><text:span text:style-name="T1">new</text:span><text:span text:style-name="T2"> ComplexNumber(10, 5);</text:span></text:p>
      <text:p text:style-name="P7"><text:tab/> <text:s text:c="7"/></text:p>
      <text:p text:style-name="P3"><text:span text:style-name="T2"><text:tab/> <text:s text:c="7"/>System.</text:span><text:span text:style-name="T8">out</text:span><text:span text:style-name="T2">.print(</text:span><text:span text:style-name="T13">"first Complex number: "</text:span><text:span text:style-name="T2">);</text:span></text:p>
      <text:p text:style-name="P3"><text:span text:style-name="T2"><text:tab/> <text:s text:c="7"/></text:span><text:span text:style-name="T11">c1</text:span><text:span text:style-name="T2">.showC();</text:span></text:p>
      <text:p text:style-name="P7"><text:tab/> <text:s text:c="7"/></text:p>
      <text:p text:style-name="P3"><text:span text:style-name="T2"><text:tab/> <text:s text:c="9"/>System.</text:span><text:span text:style-name="T8">out</text:span><text:span text:style-name="T2">.println();</text:span></text:p>
      <text:p text:style-name="P7"><text:tab/> <text:s text:c="9"/></text:p>
      <text:p text:style-name="P3"><text:span text:style-name="T2"><text:tab/> <text:s text:c="7"/>System.</text:span><text:span text:style-name="T8">out</text:span><text:span text:style-name="T2">.print(</text:span><text:span text:style-name="T13">"Second Complex number: "</text:span><text:span text:style-name="T2">);</text:span></text:p>
      <text:p text:style-name="P3"><text:span text:style-name="T2"><text:tab/> <text:s text:c="7"/></text:span><text:span text:style-name="T11">c2</text:span><text:span text:style-name="T2">.showC();</text:span></text:p>
      <text:p text:style-name="P7"><text:tab/> <text:s text:c="7"/></text:p>
      <text:p text:style-name="P3"><text:span text:style-name="T2"><text:tab/> <text:s text:c="7"/>System.</text:span><text:span text:style-name="T8">out</text:span><text:span text:style-name="T2">.println();</text:span></text:p>
      <text:p text:style-name="P7"><text:tab/> <text:s text:c="7"/></text:p>
      <text:p text:style-name="P3"><text:span text:style-name="T2"><text:tab/> <text:s text:c="7"/>ComplexNumber </text:span><text:span text:style-name="T11">temp1</text:span><text:span text:style-name="T2"> = </text:span><text:span text:style-name="T3">addComplexNumber</text:span><text:span text:style-name="T2">(</text:span><text:span text:style-name="T11">c1</text:span><text:span text:style-name="T2">, </text:span><text:span text:style-name="T11">c2</text:span><text:span text:style-name="T2">);</text:span></text:p>
      <text:p text:style-name="P3"><text:span text:style-name="T2"><text:tab/> <text:s text:c="7"/>ComplexNumber </text:span><text:span text:style-name="T11">temp2</text:span><text:span text:style-name="T2"> = </text:span><text:span text:style-name="T3">subComplexNumber</text:span><text:span text:style-name="T2">(</text:span><text:span text:style-name="T11">c1</text:span><text:span text:style-name="T2">, </text:span><text:span text:style-name="T11">c2</text:span><text:span text:style-name="T2">);</text:span></text:p>
      <text:p text:style-name="P3"><text:span text:style-name="T2"><text:tab/> <text:s text:c="7"/>String </text:span><text:span text:style-name="T11">temp3</text:span><text:span text:style-name="T2"> = </text:span><text:span text:style-name="T3">mulComplexNumber</text:span><text:span text:style-name="T2">(</text:span><text:span text:style-name="T11">c1</text:span><text:span text:style-name="T2">, </text:span><text:span text:style-name="T11">c2</text:span><text:span text:style-name="T2">);</text:span></text:p>
      <text:p text:style-name="P3"><text:span text:style-name="T2"><text:tab/> <text:s text:c="7"/></text:span><text:span text:style-name="T3">swapComplexNumber</text:span><text:span text:style-name="T2">(</text:span><text:span text:style-name="T11">c1</text:span><text:span text:style-name="T2">, </text:span><text:span text:style-name="T11">c2</text:span><text:span text:style-name="T2">);</text:span></text:p>
      <text:p text:style-name="P7"><text:tab/> <text:s text:c="7"/></text:p>
      <text:p text:style-name="P7"><text:tab/> <text:s text:c="7"/></text:p>
      <text:p text:style-name="P3"><text:span text:style-name="T2"><text:tab/> <text:s text:c="7"/>System.</text:span><text:span text:style-name="T8">out</text:span><text:span text:style-name="T2">.println(</text:span><text:span text:style-name="T13">"\nAddition is :"</text:span><text:span text:style-name="T2">);</text:span></text:p>
      <text:p text:style-name="P3"><text:span text:style-name="T2"><text:tab/> <text:s text:c="7"/></text:span><text:span text:style-name="T11">temp1</text:span><text:span text:style-name="T2">.showC();</text:span></text:p>
      <text:p text:style-name="P7"><text:tab/> <text:s text:c="7"/></text:p>
      <text:p text:style-name="P3"><text:span text:style-name="T2"><text:tab/> <text:s text:c="7"/>System.</text:span><text:span text:style-name="T8">out</text:span><text:span text:style-name="T2">.println(</text:span><text:span text:style-name="T13">"\nSubtraction is :"</text:span><text:span text:style-name="T2">);</text:span></text:p>
      <text:p text:style-name="P3"><text:span text:style-name="T2"><text:tab/> <text:s text:c="7"/></text:span><text:span text:style-name="T11">temp2</text:span><text:span text:style-name="T2">.showC();</text:span></text:p>
      <text:p text:style-name="P7"><text:tab/> <text:s text:c="7"/></text:p>
      <text:p text:style-name="P3"><text:span text:style-name="T2"><text:tab/> <text:s text:c="7"/>System.</text:span><text:span text:style-name="T8">out</text:span><text:span text:style-name="T2">.println(</text:span><text:span text:style-name="T13">"\nmultiplication is :\n"</text:span><text:span text:style-name="T2">+</text:span><text:span text:style-name="T11">temp3</text:span><text:span text:style-name="T2">);</text:span></text:p>
      <text:p text:style-name="P7"><text:tab/> <text:s text:c="7"/></text:p>
      <text:p text:style-name="P7"><text:tab/> <text:s text:c="3"/></text:p>
      <text:p text:style-name="P3"><text:span text:style-name="T2"><text:tab/> <text:s text:c="7"/></text:span><text:span text:style-name="T3">swapComplexNumber</text:span><text:span text:style-name="T2">(</text:span><text:span text:style-name="T11">c1</text:span><text:span text:style-name="T2">, </text:span><text:span text:style-name="T11">c2</text:span><text:span text:style-name="T2">);</text:span></text:p>
      <text:p text:style-name="P10"><text:span text:style-name="T5"><text:tab/> <text:s text:c="6"/>}</text:span></text:p>
      <text:p text:style-name="P10"><text:span text:style-name="T5">}</text:span></text:p>
      <text:list xml:id="list38332623" text:continue-numbering="true" text:style-name="WWNum1">
        <text:list-header>
          <text:p text:style-name="P14"><text:soft-page-break/>3:- <text:s text:c="6"/>Write a class Account &amp; add methods like deposit, withdraw, print etc.</text:p>
          <text:p text:style-name="P14">Ans:-</text:p>
        </text:list-header>
      </text:list>
      <text:p text:style-name="P4"><text:span text:style-name="T1">package</text:span><text:span text:style-name="T2"> com.zensar;</text:span></text:p>
      <text:p text:style-name="P3"><text:span text:style-name="T1">import</text:span><text:span text:style-name="T2"> </text:span><text:span text:style-name="T6">java.util.Scanner</text:span><text:span text:style-name="T2">;</text:span></text:p>
      <text:p text:style-name="P3"/>
      <text:p text:style-name="P3"><text:span text:style-name="T1">public</text:span><text:span text:style-name="T2"> </text:span><text:span text:style-name="T1">class</text:span><text:span text:style-name="T2"> Account </text:span></text:p>
      <text:p text:style-name="P7">{</text:p>
      <text:p text:style-name="P3"><text:span text:style-name="T2"><text:tab/>String </text:span><text:span text:style-name="T7">name</text:span><text:span text:style-name="T2">;</text:span></text:p>
      <text:p text:style-name="P3"><text:span text:style-name="T2"><text:tab/></text:span><text:span text:style-name="T1">double</text:span><text:span text:style-name="T2"> </text:span><text:span text:style-name="T7">rupee</text:span><text:span text:style-name="T2">;</text:span></text:p>
      <text:p text:style-name="P3"><text:span text:style-name="T2"><text:tab/></text:span><text:span text:style-name="T1">int</text:span><text:span text:style-name="T2"> </text:span><text:span text:style-name="T7">account_number</text:span><text:span text:style-name="T2">;</text:span></text:p>
      <text:p text:style-name="P7"><text:tab/></text:p>
      <text:p text:style-name="P3"><text:span text:style-name="T2"><text:tab/>Account(String </text:span><text:span text:style-name="T11">name</text:span><text:span text:style-name="T2">,</text:span><text:span text:style-name="T1">double</text:span><text:span text:style-name="T2"> </text:span><text:span text:style-name="T11">rupee</text:span><text:span text:style-name="T2">,</text:span><text:span text:style-name="T1">int</text:span><text:span text:style-name="T2"> </text:span><text:span text:style-name="T11">account_number</text:span><text:span text:style-name="T2">)</text:span></text:p>
      <text:p text:style-name="P7"><text:tab/>{</text:p>
      <text:p text:style-name="P3"><text:span text:style-name="T2"><text:tab/><text:tab/></text:span><text:span text:style-name="T1">this</text:span><text:span text:style-name="T2">.</text:span><text:span text:style-name="T7">name</text:span><text:span text:style-name="T2">=</text:span><text:span text:style-name="T11">name</text:span><text:span text:style-name="T2">;</text:span></text:p>
      <text:p text:style-name="P3"><text:span text:style-name="T2"><text:tab/><text:tab/></text:span><text:span text:style-name="T1">this</text:span><text:span text:style-name="T2">.</text:span><text:span text:style-name="T7">account_number</text:span><text:span text:style-name="T2">=</text:span><text:span text:style-name="T11">account_number</text:span><text:span text:style-name="T2">;</text:span></text:p>
      <text:p text:style-name="P3"><text:span text:style-name="T2"><text:tab/><text:tab/></text:span><text:span text:style-name="T1">this</text:span><text:span text:style-name="T2">.</text:span><text:span text:style-name="T7">rupee</text:span><text:span text:style-name="T2">=</text:span><text:span text:style-name="T11">rupee</text:span><text:span text:style-name="T2">;</text:span></text:p>
      <text:p text:style-name="P7"><text:tab/>}</text:p>
      <text:p text:style-name="P7"><text:tab/></text:p>
      <text:p text:style-name="P3"><text:span text:style-name="T2"><text:tab/></text:span><text:span text:style-name="T1">public</text:span><text:span text:style-name="T2"> </text:span><text:span text:style-name="T1">void</text:span><text:span text:style-name="T2"> deposit(</text:span><text:span text:style-name="T1">double</text:span><text:span text:style-name="T2"> </text:span><text:span text:style-name="T11">rupee</text:span><text:span text:style-name="T2">)</text:span></text:p>
      <text:p text:style-name="P7"><text:tab/>{</text:p>
      <text:p text:style-name="P3"><text:span text:style-name="T2"><text:tab/><text:tab/></text:span><text:span text:style-name="T1">this</text:span><text:span text:style-name="T2">.</text:span><text:span text:style-name="T7">rupee</text:span><text:span text:style-name="T2">=</text:span><text:span text:style-name="T1">this</text:span><text:span text:style-name="T2">.</text:span><text:span text:style-name="T7">rupee</text:span><text:span text:style-name="T2">+</text:span><text:span text:style-name="T11">rupee</text:span><text:span text:style-name="T2">;</text:span></text:p>
      <text:p text:style-name="P7"><text:tab/>}</text:p>
      <text:p text:style-name="P7"><text:tab/></text:p>
      <text:p text:style-name="P7"><text:tab/></text:p>
      <text:p text:style-name="P3"><text:span text:style-name="T2"><text:tab/></text:span><text:span text:style-name="T1">public</text:span><text:span text:style-name="T2"> </text:span><text:span text:style-name="T1">void</text:span><text:span text:style-name="T2"> withdrow(</text:span><text:span text:style-name="T1">double</text:span><text:span text:style-name="T2"> </text:span><text:span text:style-name="T11">rupee</text:span><text:span text:style-name="T2">)</text:span></text:p>
      <text:p text:style-name="P7"><text:tab/>{</text:p>
      <text:p text:style-name="P3"><text:span text:style-name="T2"><text:tab/><text:tab/></text:span><text:span text:style-name="T1">this</text:span><text:span text:style-name="T2">.</text:span><text:span text:style-name="T7">rupee</text:span><text:span text:style-name="T2">=</text:span><text:span text:style-name="T1">this</text:span><text:span text:style-name="T2">.</text:span><text:span text:style-name="T7">rupee</text:span><text:span text:style-name="T2">-</text:span><text:span text:style-name="T11">rupee</text:span><text:span text:style-name="T2">;</text:span></text:p>
      <text:p text:style-name="P7"><text:tab/>}</text:p>
      <text:p text:style-name="P7"><text:tab/></text:p>
      <text:p text:style-name="P7"><text:tab/></text:p>
      <text:p text:style-name="P3"><text:span text:style-name="T2"><text:tab/></text:span><text:span text:style-name="T1">public</text:span><text:span text:style-name="T2"> </text:span><text:span text:style-name="T1">void</text:span><text:span text:style-name="T2"> print(Account </text:span><text:span text:style-name="T11">ref</text:span><text:span text:style-name="T2">)</text:span></text:p>
      <text:p text:style-name="P7"><text:tab/>{</text:p>
      <text:p text:style-name="P3"><text:span text:style-name="T2"><text:tab/><text:tab/>System.</text:span><text:span text:style-name="T8">out</text:span><text:span text:style-name="T2">.println(</text:span><text:span text:style-name="T13">"Account holder name is:- "</text:span><text:span text:style-name="T2">+</text:span><text:span text:style-name="T11">ref</text:span><text:span text:style-name="T2">.</text:span><text:span text:style-name="T7">name</text:span><text:span text:style-name="T2">+</text:span><text:span text:style-name="T13">"\n"</text:span><text:span text:style-name="T2">+</text:span><text:span text:style-name="T13">"Account number is:- "</text:span><text:span text:style-name="T2">+</text:span><text:span text:style-name="T11">ref</text:span><text:span text:style-name="T2">.</text:span><text:span text:style-name="T7">account_number</text:span><text:span text:style-name="T2">+</text:span><text:span text:style-name="T13">"\n"</text:span><text:span text:style-name="T2">+</text:span><text:span text:style-name="T13">"Rupee in account is:- "</text:span><text:span text:style-name="T2">+</text:span><text:span text:style-name="T11">ref</text:span><text:span text:style-name="T2">.</text:span><text:span text:style-name="T7">rupee</text:span><text:span text:style-name="T2">);</text:span></text:p>
      <text:p text:style-name="P3"><text:span text:style-name="T2"><text:tab/><text:tab/>System.</text:span><text:span text:style-name="T8">out</text:span><text:span text:style-name="T2">.println();</text:span></text:p>
      <text:p text:style-name="P7"><text:tab/>}</text:p>
      <text:p text:style-name="P7"><text:tab/></text:p>
      <text:p text:style-name="P3"/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1">args</text:span><text:span text:style-name="T2">) </text:span></text:p>
      <text:p text:style-name="P7"><text:tab/>{</text:p>
      <text:p text:style-name="P3"><text:span text:style-name="T2"><text:tab/><text:tab/>Account </text:span><text:span text:style-name="T11">Shubham</text:span><text:span text:style-name="T2">=</text:span><text:span text:style-name="T1">new</text:span><text:span text:style-name="T2"> Account(</text:span><text:span text:style-name="T13">"Shubham"</text:span><text:span text:style-name="T2">,34567.78,1);</text:span></text:p>
      <text:p text:style-name="P3"><text:span text:style-name="T2"><text:tab/><text:tab/>Account </text:span><text:span text:style-name="T12">Veer</text:span><text:span text:style-name="T2">=</text:span><text:span text:style-name="T1">new</text:span><text:span text:style-name="T2"> Account(</text:span><text:span text:style-name="T13">"Veer"</text:span><text:span text:style-name="T2">,34567.78,2);</text:span></text:p>
      <text:p text:style-name="P3"><text:span text:style-name="T2"><text:tab/><text:tab/>Account </text:span><text:span text:style-name="T12">Rahul</text:span><text:span text:style-name="T2">=</text:span><text:span text:style-name="T1">new</text:span><text:span text:style-name="T2"> Account(</text:span><text:span text:style-name="T13">"Rahul"</text:span><text:span text:style-name="T2">,34567.78,3);</text:span></text:p>
      <text:p text:style-name="P3"><text:span text:style-name="T2"><text:tab/><text:tab/>Account </text:span><text:span text:style-name="T12">Anamika</text:span><text:span text:style-name="T2">=</text:span><text:span text:style-name="T1">new</text:span><text:span text:style-name="T2"> Account(</text:span><text:span text:style-name="T13">"Anamika"</text:span><text:span text:style-name="T2">,34567.78,4);</text:span></text:p>
      <text:p text:style-name="P3"><text:span text:style-name="T2"><text:tab/><text:tab/>Account </text:span><text:span text:style-name="T12">Sangeet</text:span><text:span text:style-name="T2">=</text:span><text:span text:style-name="T1">new</text:span><text:span text:style-name="T2"> Account(</text:span><text:span text:style-name="T13">"Sangeet"</text:span><text:span text:style-name="T2">,34567.78,5);</text:span></text:p>
      <text:p text:style-name="P3"><text:span text:style-name="T2"><text:tab/><text:tab/>Account </text:span><text:span text:style-name="T12">Shivam</text:span><text:span text:style-name="T2">=</text:span><text:span text:style-name="T1">new</text:span><text:span text:style-name="T2"> Account(</text:span><text:span text:style-name="T13">"Shivam"</text:span><text:span text:style-name="T2">,34567.78,6);</text:span></text:p>
      <text:p text:style-name="P7"><text:tab/><text:tab/></text:p>
      <text:p text:style-name="P3"><text:span text:style-name="T2"><text:tab/><text:tab/></text:span><text:span text:style-name="T14">//Scanner </text:span><text:span text:style-name="T15">sc</text:span><text:span text:style-name="T14">=new Scanner(System.in);</text:span></text:p>
      <text:p text:style-name="P7"><text:tab/><text:tab/></text:p>
      <text:p text:style-name="P3"><text:span text:style-name="T2"><text:tab/> <text:s text:c="2"/></text:span><text:span text:style-name="T14">// </text:span><text:span text:style-name="T15">int</text:span><text:span text:style-name="T14"> </text:span><text:span text:style-name="T15">nm</text:span><text:span text:style-name="T14">=sc.nextInt();</text:span></text:p>
      <text:p text:style-name="P7"><text:tab/> <text:s text:c="3"/></text:p>
      <text:p text:style-name="P7"><text:tab/><text:tab/></text:p>
      <text:p text:style-name="P3"><text:span text:style-name="T2"><text:tab/><text:tab/></text:span><text:span text:style-name="T11">Shubham</text:span><text:span text:style-name="T2">.print(</text:span><text:span text:style-name="T11">Shubham</text:span><text:span text:style-name="T2">);</text:span></text:p>
      <text:p text:style-name="P3"><text:span text:style-name="T2"><text:tab/><text:tab/></text:span><text:span text:style-name="T11">Shubham</text:span><text:span text:style-name="T2">.deposit(12000);</text:span></text:p>
      <text:p text:style-name="P3"><text:soft-page-break/><text:span text:style-name="T2"><text:tab/><text:tab/></text:span><text:span text:style-name="T11">Shubham</text:span><text:span text:style-name="T2">.withdrow(5000);</text:span></text:p>
      <text:p text:style-name="P3"><text:span text:style-name="T2"><text:tab/><text:tab/></text:span><text:span text:style-name="T11">Shubham</text:span><text:span text:style-name="T2">.print(</text:span><text:span text:style-name="T11">Shubham</text:span><text:span text:style-name="T2">);</text:span></text:p>
      <text:p text:style-name="P7"><text:tab/><text:tab/></text:p>
      <text:p text:style-name="P9">//<text:tab/><text:tab/>Veer.print(Veer);</text:p>
      <text:p text:style-name="P9">//<text:tab/><text:tab/>Rahul.print(<text:span text:style-name="T10">Rahul</text:span>);</text:p>
      <text:p text:style-name="P9">//<text:tab/><text:tab/>Anamika.print(<text:span text:style-name="T10">Anamika</text:span>);</text:p>
      <text:p text:style-name="P9">//<text:tab/><text:tab/>Sangeet.print(<text:span text:style-name="T10">Sangeet</text:span>);</text:p>
      <text:p text:style-name="P9">//<text:tab/><text:tab/>Shivam.print(<text:span text:style-name="T10">Shivam</text:span>);<text:span text:style-name="T2"><text:tab/><text:tab/></text:span></text:p>
      <text:p text:style-name="P3"/>
      <text:p text:style-name="P7"><text:tab/>}</text:p>
      <text:p text:style-name="P3"/>
      <text:p text:style-name="P7">}</text:p>
      <text:p text:style-name="P7"/>
      <text:p text:style-name="P7"/>
      <text:list xml:id="list38340910" text:continue-numbering="true" text:style-name="WWNum1">
        <text:list-header>
          <text:p text:style-name="P14"/>
        </text:list-header>
        <text:list-item>
          <text:p text:style-name="P14">4. <text:s text:c="2"/>Write a program to implement a Stack using arrays as follows-</text:p>
          <text:p text:style-name="P13"><text:s text:c="9"/>class StackedArray {</text:p>
          <text:p text:style-name="P13"><text:tab/>int ary[];</text:p>
          <text:p text:style-name="P13"><text:tab/>push(--) { }</text:p>
          <text:p text:style-name="P13"><text:tab/>pop() {--) {}</text:p>
          <text:p text:style-name="P13"/>
        </text:list-item>
      </text:list>
      <text:p text:style-name="P18">}</text:p>
      <text:p text:style-name="P18"/>
      <text:p text:style-name="P18">Ans:-</text:p>
      <text:p text:style-name="P18"/>
      <text:p text:style-name="P8"><text:span text:style-name="T1">package</text:span> com.zensar;</text:p>
      <text:p text:style-name="P3"><text:span text:style-name="T1">import</text:span><text:span text:style-name="T2"> java.util.Scanner;</text:span></text:p>
      <text:p text:style-name="P3"/>
      <text:p text:style-name="P3"><text:span text:style-name="T1">public</text:span><text:span text:style-name="T2"> </text:span><text:span text:style-name="T1">class</text:span><text:span text:style-name="T2"> Stack {</text:span></text:p>
      <text:p text:style-name="P7"><text:tab/></text:p>
      <text:p text:style-name="P3"><text:span text:style-name="T2"><text:tab/></text:span><text:span text:style-name="T1">int</text:span><text:span text:style-name="T2"> </text:span><text:span text:style-name="T7">top</text:span><text:span text:style-name="T2">=0;</text:span></text:p>
      <text:p text:style-name="P3"><text:span text:style-name="T2"><text:tab/></text:span><text:span text:style-name="T1">int</text:span><text:span text:style-name="T2"> </text:span><text:span text:style-name="T7">maximum_size</text:span><text:span text:style-name="T2">=10;</text:span></text:p>
      <text:p text:style-name="P3"><text:span text:style-name="T2"><text:tab/> </text:span><text:span text:style-name="T1">int</text:span><text:span text:style-name="T2">[] </text:span><text:span text:style-name="T7">arr</text:span><text:span text:style-name="T2"> = </text:span><text:span text:style-name="T1">new</text:span><text:span text:style-name="T2"> </text:span><text:span text:style-name="T1">int</text:span><text:span text:style-name="T2">[</text:span><text:span text:style-name="T7">maximum_size</text:span><text:span text:style-name="T2">];</text:span></text:p>
      <text:p text:style-name="P7"><text:tab/></text:p>
      <text:p text:style-name="P3"><text:span text:style-name="T2"><text:tab/></text:span><text:span text:style-name="T1">boolean</text:span><text:span text:style-name="T2"> push(Scanner </text:span><text:span text:style-name="T11">sc</text:span><text:span text:style-name="T2">)</text:span></text:p>
      <text:p text:style-name="P7"><text:tab/>{</text:p>
      <text:p text:style-name="P7"><text:tab/><text:tab/> </text:p>
      <text:p text:style-name="P3"><text:span text:style-name="T2"><text:tab/><text:tab/> <text:s text:c="7"/></text:span><text:span text:style-name="T1">if</text:span><text:span text:style-name="T2">(</text:span><text:span text:style-name="T7">top</text:span><text:span text:style-name="T2"> == </text:span><text:span text:style-name="T7">maximum_size</text:span><text:span text:style-name="T2">-1) <text:s/></text:span></text:p>
      <text:p text:style-name="P7"><text:tab/><text:tab/> <text:s text:c="7"/>{ <text:s/></text:p>
      <text:p text:style-name="P3"><text:span text:style-name="T2"><text:tab/><text:tab/> <text:s text:c="11"/>System.</text:span><text:span text:style-name="T8">out</text:span><text:span text:style-name="T2">.println(</text:span><text:span text:style-name="T13">"Overflow !!"</text:span><text:span text:style-name="T2">); <text:s/></text:span></text:p>
      <text:p text:style-name="P3"><text:span text:style-name="T2"><text:tab/><text:tab/> <text:s text:c="11"/></text:span><text:span text:style-name="T1">return</text:span><text:span text:style-name="T2"> </text:span><text:span text:style-name="T1">false</text:span><text:span text:style-name="T2">; <text:s/></text:span></text:p>
      <text:p text:style-name="P7"><text:tab/><text:tab/> <text:s text:c="7"/>} <text:s/></text:p>
      <text:p text:style-name="P3"><text:span text:style-name="T2"><text:tab/><text:tab/> <text:s text:c="7"/></text:span><text:span text:style-name="T1">else</text:span><text:span text:style-name="T2"> <text:s text:c="2"/></text:span></text:p>
      <text:p text:style-name="P7"><text:soft-page-break/><text:tab/><text:tab/> <text:s text:c="7"/>{ <text:s/></text:p>
      <text:p text:style-name="P3"><text:span text:style-name="T2"><text:tab/><text:tab/> <text:s text:c="11"/>System.</text:span><text:span text:style-name="T8">out</text:span><text:span text:style-name="T2">.println(</text:span><text:span text:style-name="T13">"Enter Value"</text:span><text:span text:style-name="T2">); <text:s/></text:span></text:p>
      <text:p text:style-name="P3"><text:span text:style-name="T2"><text:tab/><text:tab/> <text:s text:c="11"/></text:span><text:span text:style-name="T1">int</text:span><text:span text:style-name="T2"> </text:span><text:span text:style-name="T11">val</text:span><text:span text:style-name="T2"> = </text:span><text:span text:style-name="T11">sc</text:span><text:span text:style-name="T2">.nextInt(); <text:s/></text:span></text:p>
      <text:p text:style-name="P3"><text:span text:style-name="T2"><text:tab/><text:tab/> <text:s text:c="11"/></text:span><text:span text:style-name="T7">top</text:span><text:span text:style-name="T2">++; <text:s/></text:span></text:p>
      <text:p text:style-name="P3"><text:span text:style-name="T2"><text:tab/><text:tab/> <text:s text:c="11"/></text:span><text:span text:style-name="T7">arr</text:span><text:span text:style-name="T2">[</text:span><text:span text:style-name="T7">top</text:span><text:span text:style-name="T2">]=</text:span><text:span text:style-name="T11">val</text:span><text:span text:style-name="T2">; <text:s/></text:span></text:p>
      <text:p text:style-name="P3"><text:span text:style-name="T2"><text:tab/><text:tab/> <text:s text:c="11"/>System.</text:span><text:span text:style-name="T8">out</text:span><text:span text:style-name="T2">.println(</text:span><text:span text:style-name="T13">"Item pushed"</text:span><text:span text:style-name="T2">); <text:s/></text:span></text:p>
      <text:p text:style-name="P3"><text:span text:style-name="T2"><text:tab/><text:tab/> <text:s text:c="11"/></text:span><text:span text:style-name="T1">return</text:span><text:span text:style-name="T2"> </text:span><text:span text:style-name="T1">true</text:span><text:span text:style-name="T2">; <text:s/></text:span></text:p>
      <text:p text:style-name="P7"><text:tab/><text:tab/> <text:s text:c="7"/>} <text:s/></text:p>
      <text:p text:style-name="P7"><text:tab/><text:tab/> <text:s text:c="4"/></text:p>
      <text:p text:style-name="P7"><text:tab/>}</text:p>
      <text:p text:style-name="P7"><text:tab/></text:p>
      <text:p text:style-name="P7"><text:tab/></text:p>
      <text:p text:style-name="P3"><text:span text:style-name="T2"><text:tab/> </text:span><text:span text:style-name="T1">boolean</text:span><text:span text:style-name="T2"> pop () <text:s/></text:span></text:p>
      <text:p text:style-name="P7"><text:tab/> <text:s text:c="3"/>{ <text:s/></text:p>
      <text:p text:style-name="P3"><text:span text:style-name="T2"><text:tab/> <text:s text:c="7"/></text:span><text:span text:style-name="T1">if</text:span><text:span text:style-name="T2"> (</text:span><text:span text:style-name="T7">top</text:span><text:span text:style-name="T2"> == -1) <text:s/></text:span></text:p>
      <text:p text:style-name="P7"><text:tab/> <text:s text:c="7"/>{ <text:s/></text:p>
      <text:p text:style-name="P3"><text:span text:style-name="T2"><text:tab/> <text:s text:c="11"/>System.</text:span><text:span text:style-name="T8">out</text:span><text:span text:style-name="T2">.println(</text:span><text:span text:style-name="T13">"Underflow !!"</text:span><text:span text:style-name="T2">); <text:s/></text:span></text:p>
      <text:p text:style-name="P3"><text:span text:style-name="T2"><text:tab/> <text:s text:c="11"/></text:span><text:span text:style-name="T1">return</text:span><text:span text:style-name="T2"> </text:span><text:span text:style-name="T1">false</text:span><text:span text:style-name="T2">; <text:s/></text:span></text:p>
      <text:p text:style-name="P7"><text:tab/> <text:s text:c="7"/>} <text:s/></text:p>
      <text:p text:style-name="P3"><text:span text:style-name="T2"><text:tab/> <text:s text:c="7"/></text:span><text:span text:style-name="T1">else</text:span><text:span text:style-name="T2"> <text:s text:c="2"/></text:span></text:p>
      <text:p text:style-name="P7"><text:tab/> <text:s text:c="7"/>{ <text:s/></text:p>
      <text:p text:style-name="P3"><text:span text:style-name="T2"><text:tab/> <text:s text:c="11"/></text:span><text:span text:style-name="T7">top</text:span><text:span text:style-name="T2"> --; <text:s text:c="2"/></text:span></text:p>
      <text:p text:style-name="P3"><text:span text:style-name="T2"><text:tab/> <text:s text:c="11"/>System.</text:span><text:span text:style-name="T8">out</text:span><text:span text:style-name="T2">.println(</text:span><text:span text:style-name="T13">"Item popped"</text:span><text:span text:style-name="T2">); <text:s/></text:span></text:p>
      <text:p text:style-name="P3"><text:span text:style-name="T2"><text:tab/> <text:s text:c="11"/></text:span><text:span text:style-name="T1">return</text:span><text:span text:style-name="T2"> </text:span><text:span text:style-name="T1">true</text:span><text:span text:style-name="T2">; <text:s/></text:span></text:p>
      <text:p text:style-name="P7"><text:tab/> <text:s text:c="7"/>} <text:s/></text:p>
      <text:p text:style-name="P7"><text:tab/> <text:s text:c="7"/></text:p>
      <text:p text:style-name="P7"><text:tab/> <text:s text:c="3"/>}</text:p>
      <text:p text:style-name="P7"><text:tab/> </text:p>
      <text:p text:style-name="P3"><text:span text:style-name="T2"><text:tab/> </text:span><text:span text:style-name="T1">void</text:span><text:span text:style-name="T2"> display () <text:s/></text:span></text:p>
      <text:p text:style-name="P7"><text:tab/> <text:s text:c="3"/>{ <text:s/></text:p>
      <text:p text:style-name="P3"><text:span text:style-name="T2"><text:tab/> <text:s text:c="7"/>System.</text:span><text:span text:style-name="T8">out</text:span><text:span text:style-name="T2">.println(</text:span><text:span text:style-name="T13">"Printing stack elements ....."</text:span><text:span text:style-name="T2">); <text:s/></text:span></text:p>
      <text:p text:style-name="P3"><text:span text:style-name="T2"><text:tab/> <text:s text:c="7"/></text:span><text:span text:style-name="T1">for</text:span><text:span text:style-name="T2">(</text:span><text:span text:style-name="T1">int</text:span><text:span text:style-name="T2"> </text:span><text:span text:style-name="T11">i</text:span><text:span text:style-name="T2"> = </text:span><text:span text:style-name="T7">top</text:span><text:span text:style-name="T2">; </text:span><text:span text:style-name="T11">i</text:span><text:span text:style-name="T2">&gt;=0;</text:span><text:span text:style-name="T11">i</text:span><text:span text:style-name="T2">--) <text:s/></text:span></text:p>
      <text:p text:style-name="P7"><text:tab/> <text:s text:c="7"/>{ <text:s/></text:p>
      <text:p text:style-name="P3"><text:span text:style-name="T2"><text:tab/> <text:s text:c="11"/>System.</text:span><text:span text:style-name="T8">out</text:span><text:span text:style-name="T2">.println(</text:span><text:span text:style-name="T7">arr</text:span><text:span text:style-name="T2">[</text:span><text:span text:style-name="T11">i</text:span><text:span text:style-name="T2">]); <text:s/></text:span></text:p>
      <text:p text:style-name="P7"><text:tab/> <text:s text:c="7"/>} <text:s/></text:p>
      <text:p text:style-name="P7"><text:tab/> <text:s text:c="3"/>} <text:s/></text:p>
      <text:p text:style-name="P3"/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1">args</text:span><text:span text:style-name="T2">)</text:span></text:p>
      <text:p text:style-name="P7"><text:tab/>{</text:p>
      <text:p text:style-name="P3"><text:span text:style-name="T2"><text:tab/><text:tab/>Scanner </text:span><text:span text:style-name="T11">sc</text:span><text:span text:style-name="T2">=</text:span><text:span text:style-name="T1">new</text:span><text:span text:style-name="T2"> Scanner(System.</text:span><text:span text:style-name="T8">in</text:span><text:span text:style-name="T2">);</text:span></text:p>
      <text:p text:style-name="P3"><text:span text:style-name="T2"><text:tab/><text:tab/>Stack </text:span><text:span text:style-name="T11">st</text:span><text:span text:style-name="T2">=</text:span><text:span text:style-name="T1">new</text:span><text:span text:style-name="T2"> Stack();</text:span></text:p>
      <text:p text:style-name="P7"><text:tab/><text:tab/></text:p>
      <text:p text:style-name="P3"><text:span text:style-name="T2"><text:tab/><text:tab/></text:span><text:span text:style-name="T1">int</text:span><text:span text:style-name="T2"> </text:span><text:span text:style-name="T11">choice</text:span><text:span text:style-name="T2">=0;</text:span></text:p>
      <text:p text:style-name="P7"><text:tab/><text:tab/></text:p>
      <text:p text:style-name="P3"><text:span text:style-name="T2"><text:tab/><text:tab/>System.</text:span><text:span text:style-name="T8">out</text:span><text:span text:style-name="T2">.println(</text:span><text:span text:style-name="T13">"Please enter your choice to what you want to perform like Push,Popand display stack element if you"</text:span></text:p>
      <text:p text:style-name="P3"><text:span text:style-name="T2"><text:tab/><text:tab/><text:tab/><text:tab/>+ </text:span><text:span text:style-name="T13">" want to Push item then presh 1 otherwise 2 for Pop or 3 for display.\n"</text:span><text:span text:style-name="T2">);</text:span></text:p>
      <text:p text:style-name="P3"><text:span text:style-name="T2"><text:tab/><text:tab/></text:span><text:span text:style-name="T14">//choice=sc.nextInt();</text:span></text:p>
      <text:p text:style-name="P7"><text:tab/><text:tab/></text:p>
      <text:p text:style-name="P3"><text:span text:style-name="T2"><text:tab/><text:tab/></text:span><text:span text:style-name="T1">int</text:span><text:span text:style-name="T2"> </text:span><text:span text:style-name="T11">a</text:span><text:span text:style-name="T2">=0;</text:span></text:p>
      <text:p text:style-name="P7"><text:tab/><text:tab/></text:p>
      <text:p text:style-name="P3"><text:span text:style-name="T2"><text:tab/><text:tab/></text:span><text:span text:style-name="T1">while</text:span><text:span text:style-name="T2">(</text:span><text:span text:style-name="T11">a</text:span><text:span text:style-name="T2">&lt;=4)</text:span></text:p>
      <text:p text:style-name="P7"><text:tab/><text:tab/>{</text:p>
      <text:p text:style-name="P3"><text:span text:style-name="T2"><text:tab/><text:tab/><text:tab/></text:span><text:span text:style-name="T11">choice</text:span><text:span text:style-name="T2">=</text:span><text:span text:style-name="T11">sc</text:span><text:span text:style-name="T2">.nextInt();</text:span></text:p>
      <text:p text:style-name="P3"><text:span text:style-name="T2"><text:tab/><text:tab/></text:span><text:span text:style-name="T1">switch</text:span><text:span text:style-name="T2">(</text:span><text:span text:style-name="T11">choice</text:span><text:span text:style-name="T2">)</text:span></text:p>
      <text:p text:style-name="P7"><text:tab/><text:tab/>{</text:p>
      <text:p text:style-name="P3"><text:span text:style-name="T2"><text:tab/><text:tab/></text:span><text:span text:style-name="T1">case</text:span><text:span text:style-name="T2"> 1:</text:span></text:p>
      <text:p text:style-name="P7"><text:soft-page-break/><text:tab/><text:tab/> {</text:p>
      <text:p text:style-name="P3"><text:span text:style-name="T2"><text:tab/><text:tab/><text:tab/></text:span><text:span text:style-name="T11">st</text:span><text:span text:style-name="T2">.push(</text:span><text:span text:style-name="T11">sc</text:span><text:span text:style-name="T2">);</text:span></text:p>
      <text:p text:style-name="P3"><text:span text:style-name="T2"><text:tab/><text:tab/><text:tab/></text:span><text:span text:style-name="T11">a</text:span><text:span text:style-name="T2">++;</text:span></text:p>
      <text:p text:style-name="P3"><text:span text:style-name="T2"><text:tab/><text:tab/><text:tab/></text:span><text:span text:style-name="T1">break</text:span><text:span text:style-name="T2">;</text:span></text:p>
      <text:p text:style-name="P7"><text:tab/><text:tab/> }</text:p>
      <text:p text:style-name="P3"><text:span text:style-name="T2"><text:tab/><text:tab/></text:span><text:span text:style-name="T1">case</text:span><text:span text:style-name="T2"> 2:</text:span></text:p>
      <text:p text:style-name="P7"><text:tab/><text:tab/> {</text:p>
      <text:p text:style-name="P3"><text:span text:style-name="T2"><text:tab/><text:tab/><text:tab/></text:span><text:span text:style-name="T11">st</text:span><text:span text:style-name="T2">.pop();</text:span></text:p>
      <text:p text:style-name="P3"><text:span text:style-name="T2"><text:tab/><text:tab/><text:tab/></text:span><text:span text:style-name="T11">a</text:span><text:span text:style-name="T2">++;</text:span></text:p>
      <text:p text:style-name="P3"><text:span text:style-name="T2"><text:tab/><text:tab/><text:tab/></text:span><text:span text:style-name="T1">break</text:span><text:span text:style-name="T2">;</text:span></text:p>
      <text:p text:style-name="P7"><text:tab/><text:tab/> }</text:p>
      <text:p text:style-name="P3"><text:span text:style-name="T2"><text:tab/><text:tab/></text:span><text:span text:style-name="T1">case</text:span><text:span text:style-name="T2"> 3:</text:span></text:p>
      <text:p text:style-name="P7"><text:tab/><text:tab/> {</text:p>
      <text:p text:style-name="P3"><text:span text:style-name="T2"><text:tab/><text:tab/><text:tab/></text:span><text:span text:style-name="T11">st</text:span><text:span text:style-name="T2">.display();</text:span></text:p>
      <text:p text:style-name="P3"><text:span text:style-name="T2"><text:tab/><text:tab/><text:tab/></text:span><text:span text:style-name="T11">a</text:span><text:span text:style-name="T2">++;</text:span></text:p>
      <text:p text:style-name="P3"><text:span text:style-name="T2"><text:tab/><text:tab/><text:tab/></text:span><text:span text:style-name="T1">break</text:span><text:span text:style-name="T2">;</text:span></text:p>
      <text:p text:style-name="P7"><text:tab/><text:tab/> }</text:p>
      <text:p text:style-name="P3"><text:span text:style-name="T2"><text:tab/><text:tab/> </text:span><text:span text:style-name="T1">default</text:span><text:span text:style-name="T2">:</text:span></text:p>
      <text:p text:style-name="P7"><text:tab/><text:tab/> {</text:p>
      <text:p text:style-name="P3"><text:span text:style-name="T2"><text:tab/><text:tab/><text:tab/> </text:span><text:span text:style-name="T11">a</text:span><text:span text:style-name="T2">++;</text:span></text:p>
      <text:p text:style-name="P3"><text:span text:style-name="T2"><text:tab/><text:tab/><text:tab/> System.</text:span><text:span text:style-name="T8">out</text:span><text:span text:style-name="T2">.println(</text:span><text:span text:style-name="T13">"Please enter a valid number "</text:span><text:span text:style-name="T2">);</text:span></text:p>
      <text:p text:style-name="P7"><text:tab/><text:tab/> }</text:p>
      <text:p text:style-name="P7"><text:tab/><text:tab/>}</text:p>
      <text:p text:style-name="P7"><text:tab/><text:tab/>}</text:p>
      <text:p text:style-name="P7"><text:tab/><text:tab/></text:p>
      <text:p text:style-name="P3"/>
      <text:p text:style-name="P7"><text:tab/>}</text:p>
      <text:p text:style-name="P3"/>
      <text:p text:style-name="P7">}</text:p>
      <text:p text:style-name="P7"/>
      <text:p text:style-name="P7"/>
      <text:p text:style-name="P7"/>
      <text:list xml:id="list38326841" text:continue-numbering="true" text:style-name="WWNum1">
        <text:list-header>
          <text:p text:style-name="P14"><text:s text:c="7"/>5. <text:s text:c="11"/>Write a program to implement a Queue using arrays as follows-</text:p>
        </text:list-header>
      </text:list>
      <text:p text:style-name="P12"><text:s text:c="6"/>class QueuedArray {</text:p>
      <text:p text:style-name="P12"><text:tab/>int ary[];</text:p>
      <text:p text:style-name="P12"><text:tab/>push(--) { }</text:p>
      <text:p text:style-name="P12"><text:tab/>pop() {--) {}</text:p>
      <text:p text:style-name="P18">}</text:p>
      <text:p text:style-name="P7"/>
      <text:p text:style-name="P7"/>
      <text:p text:style-name="P7">Ans:--</text:p>
      <text:p text:style-name="P7"/>
      <text:p text:style-name="P7"/>
      <text:p text:style-name="P7"><text:span text:style-name="T1">package</text:span> com.zensar;</text:p>
      <text:p text:style-name="P3"><text:span text:style-name="T1">import</text:span><text:span text:style-name="T2"> java.util.Scanner;</text:span></text:p>
      <text:p text:style-name="P3"/>
      <text:p text:style-name="P3"><text:span text:style-name="T1">public</text:span><text:span text:style-name="T2"> </text:span><text:span text:style-name="T1">class</text:span><text:span text:style-name="T2"> Queue {</text:span></text:p>
      <text:p text:style-name="P7"><text:tab/></text:p>
      <text:p text:style-name="P3"><text:span text:style-name="T2"><text:tab/></text:span><text:span text:style-name="T1">int</text:span><text:span text:style-name="T2"> </text:span><text:span text:style-name="T7">max</text:span><text:span text:style-name="T2">=5;</text:span></text:p>
      <text:p text:style-name="P3"><text:span text:style-name="T2"><text:tab/></text:span><text:span text:style-name="T1">int</text:span><text:span text:style-name="T2"> </text:span><text:span text:style-name="T7">front</text:span><text:span text:style-name="T2">=-1,</text:span><text:span text:style-name="T7">rear</text:span><text:span text:style-name="T2">=-1;</text:span></text:p>
      <text:p text:style-name="P3"><text:soft-page-break/><text:span text:style-name="T2"><text:tab/></text:span><text:span text:style-name="T1">int</text:span><text:span text:style-name="T2"> </text:span><text:span text:style-name="T7">arr</text:span><text:span text:style-name="T2">[]=</text:span><text:span text:style-name="T1">new</text:span><text:span text:style-name="T2"> </text:span><text:span text:style-name="T1">int</text:span><text:span text:style-name="T2">[5];</text:span></text:p>
      <text:p text:style-name="P7"><text:tab/></text:p>
      <text:p text:style-name="P7"><text:tab/></text:p>
      <text:p text:style-name="P3"><text:span text:style-name="T2"><text:tab/></text:span><text:span text:style-name="T1">void</text:span><text:span text:style-name="T2"> insert (</text:span><text:span text:style-name="T1">int</text:span><text:span text:style-name="T2"> </text:span><text:span text:style-name="T11">item</text:span><text:span text:style-name="T2">) <text:s text:c="2"/></text:span></text:p>
      <text:p text:style-name="P7"><text:tab/>{ <text:s/></text:p>
      <text:p text:style-name="P3"><text:span text:style-name="T2"><text:tab/> <text:s text:c="3"/></text:span><text:span text:style-name="T1">if</text:span><text:span text:style-name="T2"> (</text:span><text:span text:style-name="T7">rear</text:span><text:span text:style-name="T2"> == </text:span><text:span text:style-name="T7">max</text:span><text:span text:style-name="T2">-1) <text:s/></text:span></text:p>
      <text:p text:style-name="P7"><text:tab/> <text:s text:c="3"/>{ <text:s/></text:p>
      <text:p text:style-name="P3"><text:span text:style-name="T2"><text:tab/> <text:s text:c="7"/>System.</text:span><text:span text:style-name="T8">out</text:span><text:span text:style-name="T2">.println(</text:span><text:span text:style-name="T13">"overflow"</text:span><text:span text:style-name="T2">); <text:s/></text:span></text:p>
      <text:p text:style-name="P7"><text:tab/> <text:s text:c="3"/>} <text:s/></text:p>
      <text:p text:style-name="P3"><text:span text:style-name="T2"><text:tab/> <text:s text:c="3"/></text:span><text:span text:style-name="T1">else</text:span><text:span text:style-name="T2"> <text:s/></text:span></text:p>
      <text:p text:style-name="P7"><text:tab/> <text:s text:c="3"/>{ <text:s/></text:p>
      <text:p text:style-name="P3"><text:span text:style-name="T2"><text:tab/> <text:s text:c="7"/></text:span><text:span text:style-name="T1">if</text:span><text:span text:style-name="T2">(</text:span><text:span text:style-name="T7">front</text:span><text:span text:style-name="T2"> == -1 &amp;&amp; </text:span><text:span text:style-name="T7">rear</text:span><text:span text:style-name="T2"> == -1) <text:s/></text:span></text:p>
      <text:p text:style-name="P7"><text:tab/> <text:s text:c="7"/>{ <text:s/></text:p>
      <text:p text:style-name="P3"><text:span text:style-name="T2"><text:tab/> <text:s text:c="11"/></text:span><text:span text:style-name="T7">front</text:span><text:span text:style-name="T2"> = 0; <text:s/></text:span></text:p>
      <text:p text:style-name="P3"><text:span text:style-name="T2"><text:tab/> <text:s text:c="11"/></text:span><text:span text:style-name="T7">rear</text:span><text:span text:style-name="T2"> = 0; <text:s/></text:span></text:p>
      <text:p text:style-name="P7"><text:tab/> <text:s text:c="7"/>} <text:s/></text:p>
      <text:p text:style-name="P3"><text:span text:style-name="T2"><text:tab/> <text:s text:c="7"/></text:span><text:span text:style-name="T1">else</text:span><text:span text:style-name="T2"> <text:s/></text:span></text:p>
      <text:p text:style-name="P7"><text:tab/> <text:s text:c="7"/>{ <text:s/></text:p>
      <text:p text:style-name="P3"><text:span text:style-name="T2"><text:tab/> <text:s text:c="11"/></text:span><text:span text:style-name="T7">rear</text:span><text:span text:style-name="T2"> = </text:span><text:span text:style-name="T7">rear</text:span><text:span text:style-name="T2"> + 1; <text:s text:c="2"/></text:span></text:p>
      <text:p text:style-name="P7"><text:tab/> <text:s text:c="7"/>} <text:s/></text:p>
      <text:p text:style-name="P3"><text:span text:style-name="T2"><text:tab/> <text:s text:c="7"/></text:span><text:span text:style-name="T7">arr</text:span><text:span text:style-name="T2">[</text:span><text:span text:style-name="T7">rear</text:span><text:span text:style-name="T2">]=</text:span><text:span text:style-name="T11">item</text:span><text:span text:style-name="T2">;</text:span></text:p>
      <text:p text:style-name="P7"><text:tab/> <text:s text:c="7"/></text:p>
      <text:p text:style-name="P3"><text:span text:style-name="T2"><text:tab/> <text:s text:c="7"/>System.</text:span><text:span text:style-name="T8">out</text:span><text:span text:style-name="T2">.println(</text:span><text:span text:style-name="T13">"Your item store successfully"</text:span><text:span text:style-name="T2">);</text:span></text:p>
      <text:p text:style-name="P7"><text:tab/> <text:s text:c="3"/>} <text:s/></text:p>
      <text:p text:style-name="P7"><text:tab/>}</text:p>
      <text:p text:style-name="P7"><text:tab/></text:p>
      <text:p text:style-name="P7"><text:tab/></text:p>
      <text:p text:style-name="P3"><text:span text:style-name="T2"><text:tab/> </text:span><text:span text:style-name="T1">int</text:span><text:span text:style-name="T2"> delete() <text:s/></text:span></text:p>
      <text:p text:style-name="P7"><text:tab/>{ <text:s/></text:p>
      <text:p text:style-name="P3"><text:span text:style-name="T2"><text:tab/> <text:s text:c="2"/></text:span><text:span text:style-name="T1">int</text:span><text:span text:style-name="T2"> </text:span><text:span text:style-name="T11">y</text:span><text:span text:style-name="T2">=0;</text:span></text:p>
      <text:p text:style-name="P7"><text:tab/> <text:s text:c="3"/></text:p>
      <text:p text:style-name="P3"><text:span text:style-name="T2"><text:tab/> <text:s text:c="3"/></text:span><text:span text:style-name="T1">if</text:span><text:span text:style-name="T2"> (</text:span><text:span text:style-name="T7">front</text:span><text:span text:style-name="T2"> == -1 || </text:span><text:span text:style-name="T7">front</text:span><text:span text:style-name="T2"> &gt; </text:span><text:span text:style-name="T7">rear</text:span><text:span text:style-name="T2">) <text:s text:c="2"/></text:span></text:p>
      <text:p text:style-name="P7"><text:tab/> <text:s text:c="3"/>{ <text:s/></text:p>
      <text:p text:style-name="P3"><text:span text:style-name="T2"><text:tab/> <text:s text:c="7"/>System.</text:span><text:span text:style-name="T8">out</text:span><text:span text:style-name="T2">.println(</text:span><text:span text:style-name="T13">"underflow"</text:span><text:span text:style-name="T2">); <text:s/></text:span></text:p>
      <text:p text:style-name="P7"><text:tab/> <text:s text:c="3"/>} <text:s/></text:p>
      <text:p text:style-name="P3"><text:span text:style-name="T2"><text:tab/> <text:s text:c="3"/></text:span><text:span text:style-name="T1">else</text:span><text:span text:style-name="T2"> <text:s text:c="2"/></text:span></text:p>
      <text:p text:style-name="P7"><text:tab/> <text:s text:c="3"/>{ <text:s/></text:p>
      <text:p text:style-name="P3"><text:span text:style-name="T2"><text:tab/> <text:s text:c="7"/></text:span><text:span text:style-name="T11">y</text:span><text:span text:style-name="T2"> = </text:span><text:span text:style-name="T7">arr</text:span><text:span text:style-name="T2">[</text:span><text:span text:style-name="T7">front</text:span><text:span text:style-name="T2">]; <text:s/></text:span></text:p>
      <text:p text:style-name="P3"><text:span text:style-name="T2"><text:tab/> <text:s text:c="7"/></text:span><text:span text:style-name="T1">if</text:span><text:span text:style-name="T2">(</text:span><text:span text:style-name="T7">front</text:span><text:span text:style-name="T2"> == </text:span><text:span text:style-name="T7">rear</text:span><text:span text:style-name="T2">) <text:s/></text:span></text:p>
      <text:p text:style-name="P7"><text:tab/> <text:s text:c="7"/>{ <text:s/></text:p>
      <text:p text:style-name="P3"><text:span text:style-name="T2"><text:tab/> <text:s text:c="11"/></text:span><text:span text:style-name="T7">front</text:span><text:span text:style-name="T2"> = </text:span><text:span text:style-name="T7">rear</text:span><text:span text:style-name="T2"> = -1; </text:span></text:p>
      <text:p text:style-name="P7"><text:tab/> <text:s text:c="7"/>}</text:p>
      <text:p text:style-name="P3"><text:span text:style-name="T2"><text:tab/> <text:s text:c="7"/></text:span><text:span text:style-name="T1">else</text:span><text:span text:style-name="T2"> </text:span></text:p>
      <text:p text:style-name="P7"><text:tab/> <text:s text:c="7"/>{</text:p>
      <text:p text:style-name="P3"><text:span text:style-name="T2"><text:tab/> <text:s text:c="11"/></text:span><text:span text:style-name="T7">front</text:span><text:span text:style-name="T2"> = </text:span><text:span text:style-name="T7">front</text:span><text:span text:style-name="T2"> + 1; <text:s text:c="2"/></text:span></text:p>
      <text:p text:style-name="P7"><text:tab/> <text:s text:c="9"/></text:p>
      <text:p text:style-name="P7"><text:tab/> <text:s text:c="7"/>} <text:s/></text:p>
      <text:p text:style-name="P3"><text:span text:style-name="T2"><text:tab/> <text:s text:c="8"/>System.</text:span><text:span text:style-name="T8">out</text:span><text:span text:style-name="T2">.println(</text:span><text:span text:style-name="T11">y</text:span><text:span text:style-name="T2">+</text:span><text:span text:style-name="T13">" deleted succesfully"</text:span><text:span text:style-name="T2">);</text:span></text:p>
      <text:p text:style-name="P7"><text:tab/> <text:s text:c="3"/>} </text:p>
      <text:p text:style-name="P3"><text:span text:style-name="T2"><text:tab/> <text:s text:c="3"/></text:span><text:span text:style-name="T1">return</text:span><text:span text:style-name="T2"> </text:span><text:span text:style-name="T11">y</text:span><text:span text:style-name="T2"> ; </text:span></text:p>
      <text:p text:style-name="P7"><text:tab/>} <text:s text:c="2"/></text:p>
      <text:p text:style-name="P7"><text:tab/> </text:p>
      <text:p text:style-name="P3"><text:span text:style-name="T2"><text:tab/> </text:span><text:span text:style-name="T1">void</text:span><text:span text:style-name="T2"> display() <text:s/></text:span></text:p>
      <text:p text:style-name="P7"><text:tab/> { <text:s/></text:p>
      <text:p text:style-name="P7"><text:tab/> <text:s text:c="3"/></text:p>
      <text:p text:style-name="P3"><text:span text:style-name="T2"><text:tab/> <text:s text:c="3"/><text:tab/> System.</text:span><text:span text:style-name="T8">out</text:span><text:span text:style-name="T2">.println(</text:span><text:span text:style-name="T13">"\nprinting values .....\n"</text:span><text:span text:style-name="T2">); <text:s/></text:span></text:p>
      <text:p text:style-name="P3"><text:span text:style-name="T2"><text:tab/> <text:s text:c="8"/></text:span><text:span text:style-name="T1">for</text:span><text:span text:style-name="T2">(</text:span><text:span text:style-name="T1">int</text:span><text:span text:style-name="T2"> </text:span><text:span text:style-name="T11">i</text:span><text:span text:style-name="T2">=</text:span><text:span text:style-name="T7">front</text:span><text:span text:style-name="T2">;</text:span><text:span text:style-name="T11">i</text:span><text:span text:style-name="T2">&lt;=</text:span><text:span text:style-name="T7">rear</text:span><text:span text:style-name="T2">;</text:span><text:span text:style-name="T11">i</text:span><text:span text:style-name="T2">++) <text:s/></text:span></text:p>
      <text:p text:style-name="P7"><text:tab/> <text:s text:c="8"/>{ <text:s/></text:p>
      <text:p text:style-name="P3"><text:soft-page-break/><text:span text:style-name="T2"><text:tab/> <text:s text:c="12"/>System.</text:span><text:span text:style-name="T8">out</text:span><text:span text:style-name="T2">.println(</text:span><text:span text:style-name="T7">arr</text:span><text:span text:style-name="T2">[</text:span><text:span text:style-name="T11">i</text:span><text:span text:style-name="T2">]); <text:s/></text:span></text:p>
      <text:p text:style-name="P7"><text:tab/> <text:s text:c="8"/>} <text:s text:c="4"/></text:p>
      <text:p text:style-name="P7"><text:tab/> } <text:s/></text:p>
      <text:p text:style-name="P7"><text:tab/> </text:p>
      <text:p text:style-name="P7"><text:tab/></text:p>
      <text:p text:style-name="P7"><text:tab/></text:p>
      <text:p text:style-name="P3"/>
      <text:p text:style-name="P7"><text:tab/></text:p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1">args</text:span><text:span text:style-name="T2">)</text:span></text:p>
      <text:p text:style-name="P7"><text:tab/>{</text:p>
      <text:p text:style-name="P7"><text:tab/><text:tab/></text:p>
      <text:p text:style-name="P7"><text:tab/><text:tab/></text:p>
      <text:p text:style-name="P7"><text:tab/><text:tab/></text:p>
      <text:p text:style-name="P3"><text:span text:style-name="T2"><text:tab/><text:tab/>Queue </text:span><text:span text:style-name="T11">qu</text:span><text:span text:style-name="T2">=</text:span><text:span text:style-name="T1">new</text:span><text:span text:style-name="T2"> Queue();</text:span></text:p>
      <text:p text:style-name="P7"><text:tab/><text:tab/></text:p>
      <text:p text:style-name="P3"><text:span text:style-name="T2"><text:tab/><text:tab/>Scanner </text:span><text:span text:style-name="T12">sc</text:span><text:span text:style-name="T2">=</text:span><text:span text:style-name="T1">new</text:span><text:span text:style-name="T2"> Scanner(System.</text:span><text:span text:style-name="T8">in</text:span><text:span text:style-name="T2">);</text:span></text:p>
      <text:p text:style-name="P7"><text:tab/><text:tab/></text:p>
      <text:p text:style-name="P3"><text:span text:style-name="T2"><text:tab/><text:tab/>System.</text:span><text:span text:style-name="T8">out</text:span><text:span text:style-name="T2">.println(</text:span><text:span text:style-name="T13">"What you want to perform in queue if you want to perform insert any item in queue then inter 1 otherwise if you wnat to "</text:span></text:p>
      <text:p text:style-name="P3"><text:span text:style-name="T2"><text:s text:c="23"/>+</text:span><text:span text:style-name="T13">" perform delete then enter 2 :- \n"</text:span><text:span text:style-name="T2">);</text:span></text:p>
      <text:p text:style-name="P7"><text:tab/><text:tab/></text:p>
      <text:p text:style-name="P7"><text:tab/><text:tab/></text:p>
      <text:p text:style-name="P3"><text:span text:style-name="T2"><text:tab/><text:tab/></text:span><text:span text:style-name="T1">int</text:span><text:span text:style-name="T2"> </text:span><text:span text:style-name="T11">a</text:span><text:span text:style-name="T2">=0;</text:span></text:p>
      <text:p text:style-name="P3"><text:span text:style-name="T2"><text:tab/><text:tab/></text:span><text:span text:style-name="T1">while</text:span><text:span text:style-name="T2">(</text:span><text:span text:style-name="T11">a</text:span><text:span text:style-name="T2">&lt;4)</text:span></text:p>
      <text:p text:style-name="P7"><text:tab/><text:tab/>{</text:p>
      <text:p text:style-name="P7"><text:tab/><text:tab/><text:tab/></text:p>
      <text:p text:style-name="P3"><text:span text:style-name="T2"><text:tab/><text:tab/></text:span><text:span text:style-name="T1">int</text:span><text:span text:style-name="T2"> </text:span><text:span text:style-name="T11">choice</text:span><text:span text:style-name="T2">=</text:span><text:span text:style-name="T11">sc</text:span><text:span text:style-name="T2">.nextInt();</text:span></text:p>
      <text:p text:style-name="P7"><text:tab/><text:tab/></text:p>
      <text:p text:style-name="P3"><text:span text:style-name="T2"><text:tab/><text:tab/></text:span><text:span text:style-name="T1">switch</text:span><text:span text:style-name="T2">(</text:span><text:span text:style-name="T11">choice</text:span><text:span text:style-name="T2">)</text:span></text:p>
      <text:p text:style-name="P7"><text:tab/><text:tab/>{</text:p>
      <text:p text:style-name="P3"><text:span text:style-name="T2"><text:tab/><text:tab/> <text:s/></text:span><text:span text:style-name="T1">case</text:span><text:span text:style-name="T2"> 1:</text:span></text:p>
      <text:p text:style-name="P7"><text:tab/><text:tab/> <text:s/>{</text:p>
      <text:p text:style-name="P3"><text:span text:style-name="T2"><text:tab/><text:tab/><text:tab/> <text:s/>System.</text:span><text:span text:style-name="T8">out</text:span><text:span text:style-name="T2">.println(</text:span><text:span text:style-name="T13">"Enter the item which you want to store:- \n"</text:span><text:span text:style-name="T2">);</text:span></text:p>
      <text:p text:style-name="P3"><text:span text:style-name="T2"><text:tab/><text:tab/><text:tab/> <text:s/></text:span><text:span text:style-name="T1">int</text:span><text:span text:style-name="T2"> </text:span><text:span text:style-name="T11">itm</text:span><text:span text:style-name="T2">=</text:span><text:span text:style-name="T11">sc</text:span><text:span text:style-name="T2">.nextInt();</text:span></text:p>
      <text:p text:style-name="P3"><text:span text:style-name="T2"><text:tab/><text:tab/><text:tab/> <text:s/></text:span><text:span text:style-name="T11">a</text:span><text:span text:style-name="T2">++;</text:span></text:p>
      <text:p text:style-name="P3"><text:span text:style-name="T2"><text:tab/><text:tab/><text:tab/> <text:s/></text:span><text:span text:style-name="T11">qu</text:span><text:span text:style-name="T2">.insert(</text:span><text:span text:style-name="T11">itm</text:span><text:span text:style-name="T2">);</text:span></text:p>
      <text:p text:style-name="P3"><text:span text:style-name="T2"><text:tab/><text:tab/><text:tab/> <text:s/></text:span><text:span text:style-name="T1">break</text:span><text:span text:style-name="T2">;</text:span></text:p>
      <text:p text:style-name="P7"><text:tab/><text:tab/> <text:s/>}</text:p>
      <text:p text:style-name="P3"><text:span text:style-name="T2"><text:tab/><text:tab/> <text:s/></text:span><text:span text:style-name="T1">case</text:span><text:span text:style-name="T2"> 2:</text:span></text:p>
      <text:p text:style-name="P7"><text:tab/><text:tab/> <text:s/>{</text:p>
      <text:p text:style-name="P3"><text:span text:style-name="T2"><text:tab/><text:tab/><text:tab/> <text:s/></text:span><text:span text:style-name="T11">a</text:span><text:span text:style-name="T2">++;</text:span></text:p>
      <text:p text:style-name="P3"><text:span text:style-name="T2"><text:tab/><text:tab/> <text:s text:c="5"/></text:span><text:span text:style-name="T1">int</text:span><text:span text:style-name="T2"> </text:span><text:span text:style-name="T12">dlt</text:span><text:span text:style-name="T2">=</text:span><text:span text:style-name="T11">qu</text:span><text:span text:style-name="T2">.delete();</text:span></text:p>
      <text:p text:style-name="P3"><text:span text:style-name="T2"><text:tab/><text:tab/> <text:s text:c="5"/></text:span><text:span text:style-name="T1">break</text:span><text:span text:style-name="T2">;</text:span></text:p>
      <text:p text:style-name="P7"><text:tab/><text:tab/> <text:s/>}</text:p>
      <text:p text:style-name="P3"><text:span text:style-name="T2"><text:tab/><text:tab/> <text:s/></text:span><text:span text:style-name="T1">case</text:span><text:span text:style-name="T2"> 3:</text:span></text:p>
      <text:p text:style-name="P7"><text:tab/><text:tab/> <text:s/>{</text:p>
      <text:p text:style-name="P3"><text:span text:style-name="T2"><text:tab/><text:tab/><text:tab/> <text:s/></text:span><text:span text:style-name="T11">a</text:span><text:span text:style-name="T2">++;</text:span></text:p>
      <text:p text:style-name="P3"><text:span text:style-name="T2"><text:tab/><text:tab/><text:tab/> <text:s/></text:span><text:span text:style-name="T11">qu</text:span><text:span text:style-name="T2">.display();</text:span></text:p>
      <text:p text:style-name="P7"><text:tab/><text:tab/><text:tab/> <text:s/></text:p>
      <text:p text:style-name="P7"><text:tab/><text:tab/> <text:s/>}</text:p>
      <text:p text:style-name="P7"><text:tab/><text:tab/></text:p>
      <text:p text:style-name="P7"><text:tab/><text:tab/>}</text:p>
      <text:p text:style-name="P7"><text:tab/><text:tab/>}<text:tab/></text:p>
      <text:p text:style-name="P3"/>
      <text:p text:style-name="P7"><text:tab/>}</text:p>
      <text:p text:style-name="P3"/>
      <text:p text:style-name="P7">}</text:p>
      <text:p text:style-name="P7"/>
      <text:list xml:id="list38343408" text:continue-numbering="true" text:style-name="WWNum1">
        <text:list-header>
          <text:p text:style-name="P16"><text:soft-page-break/><text:s text:c="3"/>6. <text:s text:c="6"/>Write a single tone class. Confirm that single tone class cannot be inherited.</text:p>
        </text:list-header>
      </text:list>
      <text:p text:style-name="P17"/>
      <text:p text:style-name="P17">Ans:-</text:p>
      <text:p text:style-name="P17"/>
      <text:p text:style-name="P5"><text:span text:style-name="T1">package</text:span><text:span text:style-name="T2"> com.zensar;</text:span></text:p>
      <text:p text:style-name="P3"/>
      <text:p text:style-name="P3"><text:span text:style-name="T1">class</text:span><text:span text:style-name="T2"> Test</text:span></text:p>
      <text:p text:style-name="P7">{</text:p>
      <text:p text:style-name="P3"><text:span text:style-name="T2"><text:tab/></text:span><text:span text:style-name="T1">private</text:span><text:span text:style-name="T2"> </text:span><text:span text:style-name="T1">static</text:span><text:span text:style-name="T2"> Test </text:span><text:span text:style-name="T9">t</text:span><text:span text:style-name="T2">=</text:span><text:span text:style-name="T1">new</text:span><text:span text:style-name="T2"> Test();</text:span></text:p>
      <text:p text:style-name="P7"><text:tab/></text:p>
      <text:p text:style-name="P3"><text:span text:style-name="T2"><text:tab/></text:span><text:span text:style-name="T1">private</text:span><text:span text:style-name="T2"> Test()</text:span></text:p>
      <text:p text:style-name="P7"><text:tab/>{</text:p>
      <text:p text:style-name="P7"><text:tab/><text:tab/></text:p>
      <text:p text:style-name="P7"><text:tab/>}</text:p>
      <text:p text:style-name="P7"><text:tab/></text:p>
      <text:p text:style-name="P3"><text:span text:style-name="T2"><text:tab/></text:span><text:span text:style-name="T1">public</text:span><text:span text:style-name="T2"> </text:span><text:span text:style-name="T1">static</text:span><text:span text:style-name="T2"> Test getText()</text:span></text:p>
      <text:p text:style-name="P7"><text:tab/>{</text:p>
      <text:p text:style-name="P3"><text:span text:style-name="T2"><text:tab/><text:tab/></text:span><text:span text:style-name="T1">return</text:span><text:span text:style-name="T2"> </text:span><text:span text:style-name="T9">t</text:span><text:span text:style-name="T2">;</text:span></text:p>
      <text:p text:style-name="P7"><text:tab/>}</text:p>
      <text:p text:style-name="P7">}</text:p>
      <text:p text:style-name="P3"/>
      <text:p text:style-name="P9">//class Check extends Test</text:p>
      <text:p text:style-name="P9">//{</text:p>
      <text:p text:style-name="P9">//<text:tab/>Check()</text:p>
      <text:p text:style-name="P9">//<text:tab/>{</text:p>
      <text:p text:style-name="P9">//<text:tab/><text:tab/>super(); <text:s text:c="4"/>// here we get error because its parent class have private constructor that's why we can not able to extends Test class.</text:p>
      <text:p text:style-name="P9">//<text:tab/>}</text:p>
      <text:p text:style-name="P9">//}</text:p>
      <text:p text:style-name="P3"/>
      <text:p text:style-name="P3"/>
      <text:p text:style-name="P3"><text:span text:style-name="T1">public</text:span><text:span text:style-name="T2"> </text:span><text:span text:style-name="T1">class</text:span><text:span text:style-name="T2"> Singleton {</text:span></text:p>
      <text:p text:style-name="P3"/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1">args</text:span><text:span text:style-name="T2">)</text:span></text:p>
      <text:p text:style-name="P7"><text:tab/>{</text:p>
      <text:p text:style-name="P3"><text:span text:style-name="T2"><text:tab/><text:tab/>Test </text:span><text:span text:style-name="T11">t1</text:span><text:span text:style-name="T2">=Test.</text:span><text:span text:style-name="T3">getText</text:span><text:span text:style-name="T2">();</text:span></text:p>
      <text:p text:style-name="P3"><text:span text:style-name="T2"><text:tab/><text:tab/>Test </text:span><text:span text:style-name="T11">t2</text:span><text:span text:style-name="T2">=Test.</text:span><text:span text:style-name="T3">getText</text:span><text:span text:style-name="T2">();</text:span></text:p>
      <text:p text:style-name="P7"><text:tab/><text:tab/></text:p>
      <text:p text:style-name="P3"><text:span text:style-name="T2"><text:tab/><text:tab/></text:span><text:span text:style-name="T1">if</text:span><text:span text:style-name="T2">(</text:span><text:span text:style-name="T11">t1</text:span><text:span text:style-name="T2">==</text:span><text:span text:style-name="T11">t2</text:span><text:span text:style-name="T2">)</text:span></text:p>
      <text:p text:style-name="P7"><text:tab/><text:tab/>{</text:p>
      <text:p text:style-name="P3"><text:span text:style-name="T2"><text:tab/><text:tab/><text:tab/>System.</text:span><text:span text:style-name="T8">out</text:span><text:span text:style-name="T2">.println(</text:span><text:span text:style-name="T11">t1</text:span><text:span text:style-name="T2">+</text:span><text:span text:style-name="T13">" = "</text:span><text:span text:style-name="T2">+</text:span><text:span text:style-name="T11">t2</text:span><text:span text:style-name="T2">+</text:span><text:span text:style-name="T13">" \n Above t1 and t2 both are pointing to the same object hence we can say Test is a Singleton class."</text:span><text:span text:style-name="T2">);</text:span></text:p>
      <text:p text:style-name="P3"><text:span text:style-name="T2"><text:tab/><text:tab/>}</text:span><text:span text:style-name="T1">else</text:span><text:span text:style-name="T2"> {</text:span></text:p>
      <text:p text:style-name="P3"><text:span text:style-name="T2"><text:tab/><text:tab/><text:tab/>System.</text:span><text:span text:style-name="T8">out</text:span><text:span text:style-name="T2">.println(</text:span><text:span text:style-name="T11">t1</text:span><text:span text:style-name="T2">+</text:span><text:span text:style-name="T13">" = "</text:span><text:span text:style-name="T2">+</text:span><text:span text:style-name="T11">t2</text:span><text:span text:style-name="T2">+</text:span><text:span text:style-name="T13">" \n Above t1 and t2 both are not pointing to the same object hence Test is not a singleton class."</text:span><text:span text:style-name="T2">);</text:span></text:p>
      <text:p text:style-name="P7"><text:tab/><text:tab/>}</text:p>
      <text:p text:style-name="P3"/>
      <text:p text:style-name="P7"><text:tab/>}</text:p>
      <text:p text:style-name="P3"/>
      <text:p text:style-name="P10"><text:span text:style-name="T5">}</text:span></text:p>
      <text:p text:style-name="P10"><text:span text:style-name="T5"/></text:p>
      <text:list xml:id="list38334168" text:continue-numbering="true" text:style-name="WWNum1">
        <text:list-header>
          <text:p text:style-name="P14"><text:soft-page-break/><text:s text:c="2"/>7. <text:s text:c="2"/>Write java classes to build doubly linked list. Add functionalities like add new node, insert node, <text:s text:c="7"/>delete node, count nodes &amp; print linked list.</text:p>
        </text:list-header>
      </text:list>
      <text:p text:style-name="P12">class Node {</text:p>
      <text:p text:style-name="P12"><text:tab/>Node previous;</text:p>
      <text:p text:style-name="P12"><text:tab/>Node next;</text:p>
      <text:p text:style-name="P12"><text:tab/>Int data;</text:p>
      <text:p text:style-name="P15"><text:span text:style-name="T5">}</text:span></text:p>
      <text:p text:style-name="P15"><text:span text:style-name="T5"/></text:p>
      <text:p text:style-name="P15"><text:span text:style-name="T5">Ans:-</text:span></text:p>
      <text:p text:style-name="P15"><text:span text:style-name="T5"/></text:p>
      <text:p text:style-name="P6"><text:span text:style-name="T1">package</text:span><text:span text:style-name="T2"> com.zensar;</text:span></text:p>
      <text:p text:style-name="P3"/>
      <text:p text:style-name="P3"><text:span text:style-name="T1">public</text:span><text:span text:style-name="T2"> </text:span><text:span text:style-name="T1">class</text:span><text:span text:style-name="T2"> DoublyLinkedList </text:span></text:p>
      <text:p text:style-name="P7">{</text:p>
      <text:p text:style-name="P7"><text:tab/></text:p>
      <text:p text:style-name="P3"><text:span text:style-name="T2"><text:tab/> Node </text:span><text:span text:style-name="T7">head</text:span><text:span text:style-name="T2">;</text:span></text:p>
      <text:p text:style-name="P3"><text:span text:style-name="T2"><text:tab/> </text:span><text:span text:style-name="T1">int</text:span><text:span text:style-name="T2"> </text:span><text:span text:style-name="T7">count</text:span><text:span text:style-name="T2">=0;</text:span></text:p>
      <text:p text:style-name="P7"><text:tab/> </text:p>
      <text:p text:style-name="P3"><text:span text:style-name="T2"><text:tab/> <text:s text:c="2"/></text:span><text:span text:style-name="T1">class</text:span><text:span text:style-name="T2"> Node </text:span></text:p>
      <text:p text:style-name="P7"><text:tab/> <text:s text:c="2"/>{</text:p>
      <text:p text:style-name="P3"><text:span text:style-name="T2"><text:tab/> <text:s text:c="7"/></text:span><text:span text:style-name="T1">int</text:span><text:span text:style-name="T2"> </text:span><text:span text:style-name="T7">data</text:span><text:span text:style-name="T2">;</text:span></text:p>
      <text:p text:style-name="P3"><text:span text:style-name="T2"><text:tab/> <text:s text:c="7"/>Node </text:span><text:span text:style-name="T7">prev</text:span><text:span text:style-name="T2">;</text:span></text:p>
      <text:p text:style-name="P3"><text:span text:style-name="T2"><text:tab/> <text:s text:c="7"/>Node </text:span><text:span text:style-name="T7">next</text:span><text:span text:style-name="T2">;</text:span></text:p>
      <text:p text:style-name="P7"><text:tab/> </text:p>
      <text:p text:style-name="P3"><text:span text:style-name="T2"><text:tab/> <text:s text:c="7"/>Node(</text:span><text:span text:style-name="T1">int</text:span><text:span text:style-name="T2"> </text:span><text:span text:style-name="T11">d</text:span><text:span text:style-name="T2">) </text:span></text:p>
      <text:p text:style-name="P7"><text:tab/> <text:s text:c="7"/>{ </text:p>
      <text:p text:style-name="P3"><text:span text:style-name="T2"><text:tab/> <text:s text:c="7"/><text:tab/></text:span><text:span text:style-name="T7">count</text:span><text:span text:style-name="T2">++;</text:span></text:p>
      <text:p text:style-name="P3"><text:span text:style-name="T2"><text:tab/> <text:s text:c="7"/><text:tab/></text:span><text:span text:style-name="T7">data</text:span><text:span text:style-name="T2"> = </text:span><text:span text:style-name="T11">d</text:span><text:span text:style-name="T2">; </text:span></text:p>
      <text:p text:style-name="P7"><text:tab/> <text:s text:c="7"/>}</text:p>
      <text:p text:style-name="P7"><text:tab/> <text:s text:c="3"/>}</text:p>
      <text:p text:style-name="P7"><text:tab/> <text:s text:c="2"/></text:p>
      <text:p text:style-name="P7"><text:tab/> <text:s text:c="2"/></text:p>
      <text:p text:style-name="P3"><text:span text:style-name="T2"><text:tab/> <text:s text:c="2"/></text:span><text:span text:style-name="T1">public</text:span><text:span text:style-name="T2"> </text:span><text:span text:style-name="T1">void</text:span><text:span text:style-name="T2"> add(</text:span><text:span text:style-name="T1">int</text:span><text:span text:style-name="T2"> </text:span><text:span text:style-name="T11">new_data</text:span><text:span text:style-name="T2">)</text:span></text:p>
      <text:p text:style-name="P7"><text:tab/> <text:s text:c="2"/>{</text:p>
      <text:p text:style-name="P7"><text:tab/> <text:s text:c="4"/></text:p>
      <text:p text:style-name="P3"><text:span text:style-name="T2"><text:tab/> <text:s text:c="6"/>Node </text:span><text:span text:style-name="T11">new_Node</text:span><text:span text:style-name="T2"> = </text:span><text:span text:style-name="T1">new</text:span><text:span text:style-name="T2"> Node(</text:span><text:span text:style-name="T11">new_data</text:span><text:span text:style-name="T2">);</text:span></text:p>
      <text:p text:style-name="P7"><text:tab/> <text:s text:c="3"/></text:p>
      <text:p text:style-name="P3"><text:span text:style-name="T2"><text:tab/> <text:s text:c="6"/></text:span><text:span text:style-name="T11">new_Node</text:span><text:span text:style-name="T2">.</text:span><text:span text:style-name="T7">next</text:span><text:span text:style-name="T2"> = </text:span><text:span text:style-name="T7">head</text:span><text:span text:style-name="T2">;</text:span></text:p>
      <text:p text:style-name="P3"><text:span text:style-name="T2"><text:tab/> <text:s text:c="6"/></text:span><text:span text:style-name="T11">new_Node</text:span><text:span text:style-name="T2">.</text:span><text:span text:style-name="T7">prev</text:span><text:span text:style-name="T2"> = </text:span><text:span text:style-name="T1">null</text:span><text:span text:style-name="T2">;</text:span></text:p>
      <text:p text:style-name="P7"><text:tab/> <text:s text:c="3"/></text:p>
      <text:p text:style-name="P3"><text:span text:style-name="T2"><text:tab/> <text:s text:c="6"/></text:span><text:span text:style-name="T1">if</text:span><text:span text:style-name="T2"> (</text:span><text:span text:style-name="T7">head</text:span><text:span text:style-name="T2"> != </text:span><text:span text:style-name="T1">null</text:span><text:span text:style-name="T2">)</text:span></text:p>
      <text:p text:style-name="P3"><text:span text:style-name="T2"><text:tab/> <text:s text:c="6"/></text:span><text:span text:style-name="T7">head</text:span><text:span text:style-name="T2">.</text:span><text:span text:style-name="T7">prev</text:span><text:span text:style-name="T2"> = </text:span><text:span text:style-name="T11">new_Node</text:span><text:span text:style-name="T2">;</text:span></text:p>
      <text:p text:style-name="P7"><text:tab/> <text:s text:c="3"/></text:p>
      <text:p text:style-name="P3"><text:span text:style-name="T2"><text:tab/> <text:s text:c="6"/></text:span><text:span text:style-name="T7">head</text:span><text:span text:style-name="T2"> = </text:span><text:span text:style-name="T11">new_Node</text:span><text:span text:style-name="T2">;</text:span></text:p>
      <text:p text:style-name="P7"><text:soft-page-break/><text:tab/> <text:s text:c="2"/>}</text:p>
      <text:p text:style-name="P7"><text:tab/> <text:s text:c="2"/></text:p>
      <text:p text:style-name="P7"><text:tab/> <text:s text:c="2"/></text:p>
      <text:p text:style-name="P3"><text:span text:style-name="T2"><text:tab/> <text:s text:c="2"/></text:span><text:span text:style-name="T1">public</text:span><text:span text:style-name="T2"> </text:span><text:span text:style-name="T1">void</text:span><text:span text:style-name="T2"> insertAfter(Node </text:span><text:span text:style-name="T11">prev_Node</text:span><text:span text:style-name="T2">, </text:span><text:span text:style-name="T1">int</text:span><text:span text:style-name="T2"> </text:span><text:span text:style-name="T11">new_data</text:span><text:span text:style-name="T2">)</text:span></text:p>
      <text:p text:style-name="P7"><text:tab/> <text:s text:c="3"/>{</text:p>
      <text:p text:style-name="P7"><text:tab/> </text:p>
      <text:p text:style-name="P3"><text:span text:style-name="T2"><text:tab/> <text:s text:c="7"/></text:span><text:span text:style-name="T1">if</text:span><text:span text:style-name="T2"> (</text:span><text:span text:style-name="T11">prev_Node</text:span><text:span text:style-name="T2"> == </text:span><text:span text:style-name="T1">null</text:span><text:span text:style-name="T2">) </text:span></text:p>
      <text:p text:style-name="P7"><text:tab/> <text:s text:c="7"/>{</text:p>
      <text:p text:style-name="P3"><text:span text:style-name="T2"><text:tab/> <text:s text:c="11"/>System.</text:span><text:span text:style-name="T8">out</text:span><text:span text:style-name="T2">.println(</text:span><text:span text:style-name="T13">"The given previous node cannot be NULL "</text:span><text:span text:style-name="T2">);</text:span></text:p>
      <text:p text:style-name="P3"><text:span text:style-name="T2"><text:tab/> <text:s text:c="11"/></text:span><text:span text:style-name="T1">return</text:span><text:span text:style-name="T2">;</text:span></text:p>
      <text:p text:style-name="P7"><text:tab/> <text:s text:c="7"/>}</text:p>
      <text:p text:style-name="P3"><text:span text:style-name="T2"><text:tab/> <text:s text:c="7"/>Node </text:span><text:span text:style-name="T11">new_node</text:span><text:span text:style-name="T2"> = </text:span><text:span text:style-name="T1">new</text:span><text:span text:style-name="T2"> Node(</text:span><text:span text:style-name="T11">new_data</text:span><text:span text:style-name="T2">);</text:span></text:p>
      <text:p text:style-name="P7"><text:tab/> <text:s text:c="7"/></text:p>
      <text:p text:style-name="P3"><text:span text:style-name="T2"><text:tab/> <text:s text:c="7"/></text:span><text:span text:style-name="T11">new_node</text:span><text:span text:style-name="T2">.</text:span><text:span text:style-name="T7">next</text:span><text:span text:style-name="T2"> = </text:span><text:span text:style-name="T11">prev_Node</text:span><text:span text:style-name="T2">.</text:span><text:span text:style-name="T7">next</text:span><text:span text:style-name="T2">;</text:span></text:p>
      <text:p text:style-name="P7"><text:tab/> </text:p>
      <text:p text:style-name="P3"><text:span text:style-name="T2"><text:tab/> <text:s text:c="7"/></text:span><text:span text:style-name="T11">prev_Node</text:span><text:span text:style-name="T2">.</text:span><text:span text:style-name="T7">next</text:span><text:span text:style-name="T2"> = </text:span><text:span text:style-name="T11">new_node</text:span><text:span text:style-name="T2">;</text:span></text:p>
      <text:p text:style-name="P7"><text:tab/> </text:p>
      <text:p text:style-name="P3"><text:span text:style-name="T2"><text:tab/> <text:s text:c="7"/></text:span><text:span text:style-name="T11">new_node</text:span><text:span text:style-name="T2">.</text:span><text:span text:style-name="T7">prev</text:span><text:span text:style-name="T2"> = </text:span><text:span text:style-name="T11">prev_Node</text:span><text:span text:style-name="T2">;</text:span></text:p>
      <text:p text:style-name="P7"><text:tab/> </text:p>
      <text:p text:style-name="P3"><text:span text:style-name="T2"><text:tab/> <text:s text:c="7"/></text:span><text:span text:style-name="T1">if</text:span><text:span text:style-name="T2"> (</text:span><text:span text:style-name="T11">new_node</text:span><text:span text:style-name="T2">.</text:span><text:span text:style-name="T7">next</text:span><text:span text:style-name="T2"> != </text:span><text:span text:style-name="T1">null</text:span><text:span text:style-name="T2">)</text:span></text:p>
      <text:p text:style-name="P3"><text:span text:style-name="T2"><text:tab/> <text:s text:c="11"/></text:span><text:span text:style-name="T11">new_node</text:span><text:span text:style-name="T2">.</text:span><text:span text:style-name="T7">next</text:span><text:span text:style-name="T2">.</text:span><text:span text:style-name="T7">prev</text:span><text:span text:style-name="T2"> = </text:span><text:span text:style-name="T11">new_node</text:span><text:span text:style-name="T2">;</text:span></text:p>
      <text:p text:style-name="P7"><text:tab/> <text:s text:c="3"/>}</text:p>
      <text:p text:style-name="P7"><text:tab/> <text:s text:c="2"/></text:p>
      <text:p text:style-name="P3"><text:span text:style-name="T2"><text:tab/> <text:s text:c="2"/></text:span><text:span text:style-name="T1">public</text:span><text:span text:style-name="T2"> </text:span><text:span text:style-name="T1">void</text:span><text:span text:style-name="T2"> printlist(Node </text:span><text:span text:style-name="T11">node</text:span><text:span text:style-name="T2">)</text:span></text:p>
      <text:p text:style-name="P7"><text:tab/> <text:s text:c="3"/>{</text:p>
      <text:p text:style-name="P3"><text:span text:style-name="T2"><text:tab/> <text:s text:c="7"/>Node </text:span><text:span text:style-name="T12">last</text:span><text:span text:style-name="T2"> = </text:span><text:span text:style-name="T1">null</text:span><text:span text:style-name="T2">;</text:span></text:p>
      <text:p text:style-name="P3"><text:span text:style-name="T2"><text:tab/> <text:s text:c="7"/></text:span><text:span text:style-name="T1">while</text:span><text:span text:style-name="T2"> (</text:span><text:span text:style-name="T11">node</text:span><text:span text:style-name="T2"> != </text:span><text:span text:style-name="T1">null</text:span><text:span text:style-name="T2">) {</text:span></text:p>
      <text:p text:style-name="P3"><text:span text:style-name="T2"><text:tab/> <text:s text:c="11"/>System.</text:span><text:span text:style-name="T8">out</text:span><text:span text:style-name="T2">.print(</text:span><text:span text:style-name="T11">node</text:span><text:span text:style-name="T2">.</text:span><text:span text:style-name="T7">data</text:span><text:span text:style-name="T2"> + </text:span><text:span text:style-name="T13">" "</text:span><text:span text:style-name="T2">);</text:span></text:p>
      <text:p text:style-name="P3"><text:span text:style-name="T2"><text:tab/> <text:s text:c="11"/></text:span><text:span text:style-name="T11">last</text:span><text:span text:style-name="T2"> = </text:span><text:span text:style-name="T11">node</text:span><text:span text:style-name="T2">;</text:span></text:p>
      <text:p text:style-name="P3"><text:span text:style-name="T2"><text:tab/> <text:s text:c="11"/></text:span><text:span text:style-name="T11">node</text:span><text:span text:style-name="T2"> = </text:span><text:span text:style-name="T11">node</text:span><text:span text:style-name="T2">.</text:span><text:span text:style-name="T7">next</text:span><text:span text:style-name="T2">;</text:span></text:p>
      <text:p text:style-name="P7"><text:tab/> <text:s text:c="7"/>}</text:p>
      <text:p text:style-name="P7"><text:tab/> <text:s text:c="5"/></text:p>
      <text:p text:style-name="P7"><text:tab/> <text:s text:c="3"/>}</text:p>
      <text:p text:style-name="P7"><text:tab/> <text:s text:c="2"/></text:p>
      <text:p text:style-name="P3"><text:span text:style-name="T2"><text:tab/> <text:s text:c="2"/></text:span><text:span text:style-name="T1">void</text:span><text:span text:style-name="T2"> deleteNode(Node </text:span><text:span text:style-name="T11">del</text:span><text:span text:style-name="T2">)</text:span></text:p>
      <text:p text:style-name="P7"><text:tab/> <text:s text:c="3"/>{</text:p>
      <text:p text:style-name="P3"><text:span text:style-name="T2"><text:tab/> <text:s text:c="7"/></text:span><text:span text:style-name="T1">if</text:span><text:span text:style-name="T2"> (</text:span><text:span text:style-name="T7">head</text:span><text:span text:style-name="T2"> == </text:span><text:span text:style-name="T1">null</text:span><text:span text:style-name="T2"> || </text:span><text:span text:style-name="T11">del</text:span><text:span text:style-name="T2"> == </text:span><text:span text:style-name="T1">null</text:span><text:span text:style-name="T2">) {</text:span></text:p>
      <text:p text:style-name="P3"><text:span text:style-name="T2"><text:tab/> <text:s text:c="11"/></text:span><text:span text:style-name="T1">return</text:span><text:span text:style-name="T2">;</text:span></text:p>
      <text:p text:style-name="P7"><text:tab/> <text:s text:c="7"/>}</text:p>
      <text:p text:style-name="P3"/>
      <text:p text:style-name="P3"><text:span text:style-name="T2"><text:tab/> <text:s text:c="7"/></text:span><text:span text:style-name="T1">if</text:span><text:span text:style-name="T2"> (</text:span><text:span text:style-name="T7">head</text:span><text:span text:style-name="T2"> == </text:span><text:span text:style-name="T11">del</text:span><text:span text:style-name="T2">) {</text:span></text:p>
      <text:p text:style-name="P3"><text:span text:style-name="T2"><text:tab/> <text:s text:c="11"/></text:span><text:span text:style-name="T7">head</text:span><text:span text:style-name="T2"> = </text:span><text:span text:style-name="T11">del</text:span><text:span text:style-name="T2">.</text:span><text:span text:style-name="T7">next</text:span><text:span text:style-name="T2">;</text:span></text:p>
      <text:p text:style-name="P7"><text:tab/> <text:s text:c="7"/>}</text:p>
      <text:p text:style-name="P7"><text:tab/> </text:p>
      <text:p text:style-name="P3"><text:span text:style-name="T2"><text:tab/> <text:s text:c="7"/></text:span><text:span text:style-name="T1">if</text:span><text:span text:style-name="T2"> (</text:span><text:span text:style-name="T11">del</text:span><text:span text:style-name="T2">.</text:span><text:span text:style-name="T7">next</text:span><text:span text:style-name="T2"> != </text:span><text:span text:style-name="T1">null</text:span><text:span text:style-name="T2">) {</text:span></text:p>
      <text:p text:style-name="P3"><text:span text:style-name="T2"><text:tab/> <text:s text:c="11"/></text:span><text:span text:style-name="T11">del</text:span><text:span text:style-name="T2">.</text:span><text:span text:style-name="T7">next</text:span><text:span text:style-name="T2">.</text:span><text:span text:style-name="T7">prev</text:span><text:span text:style-name="T2"> = </text:span><text:span text:style-name="T11">del</text:span><text:span text:style-name="T2">.</text:span><text:span text:style-name="T7">prev</text:span><text:span text:style-name="T2">;</text:span></text:p>
      <text:p text:style-name="P7"><text:tab/> <text:s text:c="7"/>}</text:p>
      <text:p text:style-name="P7"><text:tab/> </text:p>
      <text:p text:style-name="P3"><text:span text:style-name="T2"><text:tab/> <text:s text:c="7"/></text:span><text:span text:style-name="T1">if</text:span><text:span text:style-name="T2"> (</text:span><text:span text:style-name="T11">del</text:span><text:span text:style-name="T2">.</text:span><text:span text:style-name="T7">prev</text:span><text:span text:style-name="T2"> != </text:span><text:span text:style-name="T1">null</text:span><text:span text:style-name="T2">) {</text:span></text:p>
      <text:p text:style-name="P3"><text:span text:style-name="T2"><text:tab/> <text:s text:c="11"/></text:span><text:span text:style-name="T11">del</text:span><text:span text:style-name="T2">.</text:span><text:span text:style-name="T7">prev</text:span><text:span text:style-name="T2">.</text:span><text:span text:style-name="T7">next</text:span><text:span text:style-name="T2"> = </text:span><text:span text:style-name="T11">del</text:span><text:span text:style-name="T2">.</text:span><text:span text:style-name="T7">next</text:span><text:span text:style-name="T2">;</text:span></text:p>
      <text:p text:style-name="P7"><text:tab/> <text:s text:c="7"/>}</text:p>
      <text:p text:style-name="P7"><text:tab/> </text:p>
      <text:p text:style-name="P3"><text:span text:style-name="T2"><text:tab/> <text:s text:c="7"/></text:span><text:span text:style-name="T1">return</text:span><text:span text:style-name="T2">;</text:span></text:p>
      <text:p text:style-name="P7"><text:tab/> <text:s text:c="3"/>}</text:p>
      <text:p text:style-name="P7"><text:tab/> </text:p>
      <text:p text:style-name="P3"/>
      <text:p text:style-name="P3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11">args</text:span><text:span text:style-name="T2">)</text:span></text:p>
      <text:p text:style-name="P7"><text:tab/>{</text:p>
      <text:p text:style-name="P7"><text:soft-page-break/><text:tab/><text:tab/></text:p>
      <text:p text:style-name="P3"><text:span text:style-name="T2"><text:tab/><text:tab/>DoublyLinkedList </text:span><text:span text:style-name="T11">dll</text:span><text:span text:style-name="T2">=</text:span><text:span text:style-name="T1">new</text:span><text:span text:style-name="T2"> DoublyLinkedList();</text:span></text:p>
      <text:p text:style-name="P7"><text:tab/><text:tab/></text:p>
      <text:p text:style-name="P3"><text:span text:style-name="T2"><text:tab/><text:tab/></text:span><text:span text:style-name="T11">dll</text:span><text:span text:style-name="T2">.add(6);</text:span></text:p>
      <text:p text:style-name="P3"><text:span text:style-name="T2"><text:tab/><text:tab/></text:span><text:span text:style-name="T11">dll</text:span><text:span text:style-name="T2">.add(7);</text:span></text:p>
      <text:p text:style-name="P3"><text:span text:style-name="T2"><text:tab/><text:tab/></text:span><text:span text:style-name="T11">dll</text:span><text:span text:style-name="T2">.add(8);</text:span></text:p>
      <text:p text:style-name="P3"><text:span text:style-name="T2"><text:tab/><text:tab/></text:span><text:span text:style-name="T11">dll</text:span><text:span text:style-name="T2">.add(9);</text:span></text:p>
      <text:p text:style-name="P3"><text:span text:style-name="T2"><text:tab/><text:tab/></text:span><text:span text:style-name="T11">dll</text:span><text:span text:style-name="T2">.add(10);</text:span></text:p>
      <text:p text:style-name="P3"><text:span text:style-name="T2"><text:tab/><text:tab/></text:span><text:span text:style-name="T11">dll</text:span><text:span text:style-name="T2">.add(11);</text:span></text:p>
      <text:p text:style-name="P7"><text:tab/><text:tab/></text:p>
      <text:p text:style-name="P3"><text:span text:style-name="T2"><text:tab/><text:tab/></text:span><text:span text:style-name="T11">dll</text:span><text:span text:style-name="T2">.insertAfter(</text:span><text:span text:style-name="T11">dll</text:span><text:span text:style-name="T2">.</text:span><text:span text:style-name="T7">head</text:span><text:span text:style-name="T2">, 5);</text:span></text:p>
      <text:p text:style-name="P7"><text:tab/><text:tab/></text:p>
      <text:p text:style-name="P3"><text:span text:style-name="T2"><text:tab/><text:tab/>System.</text:span><text:span text:style-name="T8">out</text:span><text:span text:style-name="T2">.println(</text:span><text:span text:style-name="T13">"Created Doubly linked list is: "</text:span><text:span text:style-name="T2">);</text:span></text:p>
      <text:p text:style-name="P3"><text:span text:style-name="T2"><text:s text:c="8"/></text:span><text:span text:style-name="T11">dll</text:span><text:span text:style-name="T2">.printlist(</text:span><text:span text:style-name="T11">dll</text:span><text:span text:style-name="T2">.</text:span><text:span text:style-name="T7">head</text:span><text:span text:style-name="T2">);</text:span></text:p>
      <text:p text:style-name="P7"><text:s text:c="8"/></text:p>
      <text:p text:style-name="P3"><text:span text:style-name="T2"><text:s text:c="8"/>System.</text:span><text:span text:style-name="T8">out</text:span><text:span text:style-name="T2">.println(</text:span><text:span text:style-name="T13">"\n\nNumber of node in this doubly linked list is "</text:span><text:span text:style-name="T2">+</text:span><text:span text:style-name="T11">dll</text:span><text:span text:style-name="T2">.</text:span><text:span text:style-name="T7">count</text:span><text:span text:style-name="T2">);</text:span></text:p>
      <text:p text:style-name="P7"><text:s/></text:p>
      <text:p text:style-name="P3"><text:span text:style-name="T2"><text:s text:c="8"/></text:span><text:span text:style-name="T11">dll</text:span><text:span text:style-name="T2">.deleteNode(</text:span><text:span text:style-name="T11">dll</text:span><text:span text:style-name="T2">.</text:span><text:span text:style-name="T7">head</text:span><text:span text:style-name="T2">);</text:span></text:p>
      <text:p text:style-name="P7"><text:s/></text:p>
      <text:p text:style-name="P3"><text:span text:style-name="T2"><text:s text:c="8"/>System.</text:span><text:span text:style-name="T8">out</text:span><text:span text:style-name="T2">.print(</text:span><text:span text:style-name="T13">"\n\nLinked List after deleting first node: "</text:span><text:span text:style-name="T2">);</text:span></text:p>
      <text:p text:style-name="P3"><text:span text:style-name="T2"><text:s text:c="8"/></text:span><text:span text:style-name="T11">dll</text:span><text:span text:style-name="T2">.printlist(</text:span><text:span text:style-name="T11">dll</text:span><text:span text:style-name="T2">.</text:span><text:span text:style-name="T7">head</text:span><text:span text:style-name="T2">);</text:span></text:p>
      <text:p text:style-name="P7"><text:s/></text:p>
      <text:p text:style-name="P3"><text:span text:style-name="T2"><text:s text:c="8"/></text:span><text:span text:style-name="T11">dll</text:span><text:span text:style-name="T2">.deleteNode(</text:span><text:span text:style-name="T11">dll</text:span><text:span text:style-name="T2">.</text:span><text:span text:style-name="T7">head</text:span><text:span text:style-name="T2">.</text:span><text:span text:style-name="T7">next</text:span><text:span text:style-name="T2">.</text:span><text:span text:style-name="T7">next</text:span><text:span text:style-name="T2">.</text:span><text:span text:style-name="T7">next</text:span><text:span text:style-name="T2">.</text:span><text:span text:style-name="T7">next</text:span><text:span text:style-name="T2">);</text:span></text:p>
      <text:p text:style-name="P7"><text:s/></text:p>
      <text:p text:style-name="P3"><text:span text:style-name="T2"><text:s text:c="8"/>System.</text:span><text:span text:style-name="T8">out</text:span><text:span text:style-name="T2">.print(</text:span><text:span text:style-name="T13">"\n\nLinked List after Deleting middle node: "</text:span><text:span text:style-name="T2">);</text:span></text:p>
      <text:p text:style-name="P3"><text:span text:style-name="T2"><text:s text:c="8"/></text:span><text:span text:style-name="T11">dll</text:span><text:span text:style-name="T2">.printlist(</text:span><text:span text:style-name="T11">dll</text:span><text:span text:style-name="T2">.</text:span><text:span text:style-name="T7">head</text:span><text:span text:style-name="T2">);</text:span></text:p>
      <text:p text:style-name="P7"><text:tab/><text:tab/></text:p>
      <text:p text:style-name="P3"/>
      <text:p text:style-name="P7"><text:tab/>}</text:p>
      <text:p text:style-name="P3"/>
      <text:p text:style-name="P7">}</text:p>
      <text:p text:style-name="P1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ubhamKumar Gupta</meta:initial-creator>
    <meta:creation-date>2022-02-09T17:46:47.34</meta:creation-date>
    <meta:document-statistic meta:table-count="0" meta:image-count="0" meta:object-count="0" meta:page-count="14" meta:paragraph-count="643" meta:word-count="1416" meta:character-count="13038"/>
    <dc:date>2022-02-09T18:09:38.56</dc:date>
    <dc:creator>ShubhamKumar Gupta</dc:creator>
    <meta:editing-duration>PT5M49S</meta:editing-duration>
    <meta:editing-cycles>1</meta:editing-cycles>
    <meta:generator>OpenOffice/4.1.11$Win32 OpenOffice.org_project/4111m1$Build-9808</meta:generator>
  </office:meta>
</office:document-meta>
</file>